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35in"/>
    </style:style>
    <style:style style:name="co2" style:family="table-column">
      <style:table-column-properties fo:break-before="auto" style:column-width="2.2201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0.5362in"/>
    </style:style>
    <style:style style:name="co6" style:family="table-column">
      <style:table-column-properties fo:break-before="auto" style:column-width="0.8972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2.1327in"/>
    </style:style>
    <style:style style:name="co9" style:family="table-column">
      <style:table-column-properties fo:break-before="auto" style:column-width="0.787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10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Excel_5f_BuiltIn_5f_Percen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37">
      <style:text-properties fo:language="en" fo:country="US"/>
    </style:style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61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10">
      <style:text-properties fo:language="en" fo:country="US"/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5116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4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5" style:family="table-cell" style:parent-style-name="Default" style:data-style-name="N99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6" style:family="table-cell" style:parent-style-name="Default" style:data-style-name="N37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5" table:default-cell-style-name="ce5"/>
        <table:table-column table:style-name="co6" table:default-cell-style-name="ce13"/>
        <table:table-column table:style-name="co7" table:default-cell-style-name="ce5"/>
        <table:table-column table:style-name="co3" table:default-cell-style-name="ce5"/>
        <table:table-column table:style-name="co8" table:default-cell-style-name="ce5"/>
        <table:table-column table:style-name="co9" table:number-columns-repeated="243" table:default-cell-style-name="ce5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239"/>
        </table:table-row>
        <table:table-row table:style-name="ro2">
          <table:table-cell table:style-name="ce2" office:value-type="string">
            <text:p>Text</text:p>
          </table:table-cell>
          <table:table-cell table:formula="of:=[.C2]" office:value-type="string" office:string-value="Text">
            <text:p>Text</text:p>
          </table:table-cell>
          <table:table-cell table:style-name="ce8" office:value-type="string">
            <text:p>Text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Reference to other string</text:p>
          </table:table-cell>
          <table:table-cell/>
          <table:table-cell table:style-name="ce14"/>
          <table:table-cell/>
          <table:table-cell/>
          <table:table-cell table:style-name="Default" table:formula="of:=IF(ISBLANK([.M2]);[.A2];[.M2])" office:value-type="string" office:string-value="Text">
            <text:p>Text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f:=[.C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Numbers as returned by String valued outputs</text:p>
          </table:table-cell>
          <table:table-cell/>
          <table:table-cell table:style-name="ce14"/>
          <table:table-cell/>
          <table:table-cell table:formula="of:=AND(ISTEXT([.A3]);[.A3]=&quot;&quot;&amp;[.B3])" office:value-type="boolean" office:boolean-value="true">
            <text:p>TRUE</text:p>
          </table:table-cell>
          <table:table-cell table:style-name="Default" table:formula="of:=IF(ISBLANK([.M3]);[.A3];[.M3])" office:value-type="string" office:string-value="0">
            <text:p>0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.6789</text:p>
          </table:table-cell>
          <table:table-cell table:formula="of:=[.C4]" office:value-type="float" office:value="12345.6789">
            <text:p>12345.6789</text:p>
          </table:table-cell>
          <table:table-cell table:style-name="ce8" office:value-type="float" office:value="12345.6789">
            <text:p>12345.678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4]);[.A4]=&quot;&quot;&amp;[.B4])" office:value-type="boolean" office:boolean-value="true">
            <text:p>TRUE</text:p>
          </table:table-cell>
          <table:table-cell table:style-name="Default" table:formula="of:=IF(ISBLANK([.M4]);[.A4];[.M4])" office:value-type="string" office:string-value="12345.6789">
            <text:p>12345.6789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00000</text:p>
          </table:table-cell>
          <table:table-cell table:formula="of:=[.C5]" office:value-type="float" office:value="1200000">
            <text:p>1.20E+006</text:p>
          </table:table-cell>
          <table:table-cell table:style-name="ce9" office:value-type="float" office:value="1200000">
            <text:p>1.20E+06</text:p>
          </table:table-cell>
          <table:table-cell table:style-name="ce9"/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5]);[.A5]=&quot;&quot;&amp;[.B5])" office:value-type="boolean" office:boolean-value="true">
            <text:p>TRUE</text:p>
          </table:table-cell>
          <table:table-cell table:style-name="Default" table:formula="of:=IF(ISBLANK([.M5]);[.A5];[.M5])" office:value-type="string" office:string-value="1200000">
            <text:p>1200000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23456789</text:p>
          </table:table-cell>
          <table:table-cell table:formula="of:=[.C6]" office:value-type="float" office:value="123456789">
            <text:p>123456789</text:p>
          </table:table-cell>
          <table:table-cell table:style-name="ce8" office:value-type="float" office:value="123456789">
            <text:p>12345678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6]);[.A6]=&quot;&quot;&amp;[.B6])" office:value-type="boolean" office:boolean-value="true">
            <text:p>TRUE</text:p>
          </table:table-cell>
          <table:table-cell table:style-name="Default" table:formula="of:=IF(ISBLANK([.M6]);[.A6];[.M6])" office:value-type="string" office:string-value="123456789">
            <text:p>123456789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.1</text:p>
          </table:table-cell>
          <table:table-cell table:formula="of:=[.C7]" office:value-type="percentage" office:value="0.1">
            <text:p>10.00%</text:p>
          </table:table-cell>
          <table:table-cell table:style-name="ce10" office:value-type="percentage" office:value="0.1">
            <text:p>10%</text:p>
          </table:table-cell>
          <table:table-cell table:style-name="ce10"/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7]);[.A7]=&quot;&quot;&amp;[.B7])" office:value-type="boolean" office:boolean-value="true">
            <text:p>TRUE</text:p>
          </table:table-cell>
          <table:table-cell table:style-name="Default" table:formula="of:=IF(ISBLANK([.M7]);[.A7];[.M7])" office:value-type="string" office:string-value="0.1">
            <text:p>0.1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f:=[.C8]" office:value-type="boolean" office:boolean-value="true">
            <text:p>TRUE</text:p>
          </table:table-cell>
          <table:table-cell table:style-name="ce11" office:value-type="boolean" office:boolean-value="true">
            <text:p>TRU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Booleans are treated as 0/1!</text:p>
          </table:table-cell>
          <table:table-cell/>
          <table:table-cell table:style-name="ce15" office:value-type="boolean" office:boolean-value="true">
            <text:p>TRUE</text:p>
          </table:table-cell>
          <table:table-cell/>
          <table:table-cell table:formula="of:=AND(ISTEXT([.A8]);[.A8]=&quot;&quot;&amp;[.B8])" office:value-type="boolean" office:boolean-value="true">
            <text:p>TRUE</text:p>
          </table:table-cell>
          <table:table-cell table:style-name="Default" table:formula="of:=IF(ISBLANK([.M8]);[.A8];[.M8])" office:value-type="boolean" office:boolean-value="true">
            <text:p>TRUE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f:=[.C9]" office:value-type="boolean" office:boolean-value="false">
            <text:p>FALSE</text:p>
          </table:table-cell>
          <table:table-cell table:style-name="ce11" office:value-type="boolean" office:boolean-value="false">
            <text:p>FALS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5" office:value-type="boolean" office:boolean-value="false">
            <text:p>FALSE</text:p>
          </table:table-cell>
          <table:table-cell/>
          <table:table-cell table:formula="of:=AND(ISTEXT([.A9]);[.A9]=&quot;&quot;&amp;[.B9])" office:value-type="boolean" office:boolean-value="true">
            <text:p>TRUE</text:p>
          </table:table-cell>
          <table:table-cell table:style-name="Default" table:formula="of:=IF(ISBLANK([.M9]);[.A9];[.M9])" office:value-type="boolean" office:boolean-value="false">
            <text:p>FALSE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1</text:p>
          </table:table-cell>
          <table:table-cell table:formula="of:=[.C10]=[.D10]" office:value-type="boolean" office:boolean-value="true">
            <text:p>TRUE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 office:value-type="boolean" office:boolean-value="true">
            <text:p>TRUE</text:p>
          </table:table-cell>
          <table:table-cell/>
          <table:table-cell table:formula="of:=AND(ISTEXT([.A10]);[.A10]=&quot;&quot;&amp;[.B10])" office:value-type="boolean" office:boolean-value="true">
            <text:p>TRUE</text:p>
          </table:table-cell>
          <table:table-cell table:style-name="Default" table:formula="of:=IF(ISBLANK([.M10]);[.A10];[.M10])" office:value-type="boolean" office:boolean-value="true">
            <text:p>TRUE</text:p>
          </table:table-cell>
          <table:table-cell table:style-name="Default" table:formula="of:=IF(ISBLANK([.O10]);IF(ISERROR([.B10]);&quot;Err:&quot;&amp;ORG.OPENOFFICE.ERRORTYPE([.B10])=[.M10];OR([.P10]=[.B10];AND(ISNUMBER([.P10]);ISNUMBER([.B10]);OR(AND([.P10]=0;ABS([.B10])&lt;1E-307);&quot;&quot;&amp;[.B10]=&quot;&quot;&amp;[.P10]))));[.O1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0</text:p>
          </table:table-cell>
          <table:table-cell table:formula="of:=[.C11]=[.D11]" office:value-type="boolean" office:boolean-value="false">
            <text:p>FALS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5" office:value-type="boolean" office:boolean-value="false">
            <text:p>FALSE</text:p>
          </table:table-cell>
          <table:table-cell/>
          <table:table-cell table:formula="of:=AND(ISTEXT([.A11]);[.A11]=&quot;&quot;&amp;[.B11])" office:value-type="boolean" office:boolean-value="true">
            <text:p>TRUE</text:p>
          </table:table-cell>
          <table:table-cell table:style-name="Default" table:formula="of:=IF(ISBLANK([.M11]);[.A11];[.M11])" office:value-type="boolean" office:boolean-value="false">
            <text:p>FALSE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38032</text:p>
          </table:table-cell>
          <table:table-cell table:style-name="ce7" table:formula="of:=[.C12]" office:value-type="date" office:date-value="2004-02-15">
            <text:p>02/15/04</text:p>
          </table:table-cell>
          <table:table-cell table:style-name="ce12" office:value-type="date" office:date-value="2004-02-15">
            <text:p>2/15/200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Date format is not respected!</text:p>
          </table:table-cell>
          <table:table-cell/>
          <table:table-cell table:style-name="ce16" office:value-type="date" office:date-value="2004-02-15">
            <text:p>02/15/04</text:p>
          </table:table-cell>
          <table:table-cell/>
          <table:table-cell table:formula="of:=AND(ISTEXT([.A12]);[.A12]=&quot;&quot;&amp;[.B12])" office:value-type="boolean" office:boolean-value="true">
            <text:p>TRUE</text:p>
          </table:table-cell>
          <table:table-cell table:style-name="Default" table:formula="of:=IF(ISBLANK([.M12]);[.A12];[.M12])" office:value-type="date" office:date-value="2004-02-15">
            <text:p>02/15/04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Zero is 0</text:p>
          </table:table-cell>
          <table:table-cell table:formula="of:=[.C14]&amp;&quot; is &quot;&amp;[.D14]" office:value-type="string" office:string-value="Zero is 0">
            <text:p>Zero is 0</text:p>
          </table:table-cell>
          <table:table-cell table:style-name="ce8" office:value-type="string">
            <text:p>Zero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Value conversion with concatenation</text:p>
          </table:table-cell>
          <table:table-cell/>
          <table:table-cell table:style-name="ce14"/>
          <table:table-cell/>
          <table:table-cell/>
          <table:table-cell table:style-name="Default" table:formula="of:=IF(ISBLANK([.M14]);[.A14];[.M14])" office:value-type="string" office:string-value="Zero is 0">
            <text:p>Zero is 0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.6789</text:p>
          </table:table-cell>
          <table:table-cell table:formula="of:=[.C15]&amp;&quot; is &quot;&amp;[.D15]" office:value-type="string" office:string-value="Fraction is 12345.6789">
            <text:p>Fraction is 12345.6789</text:p>
          </table:table-cell>
          <table:table-cell table:style-name="ce8" office:value-type="string">
            <text:p>Fraction</text:p>
          </table:table-cell>
          <table:table-cell table:style-name="ce8" office:value-type="float" office:value="12345.6789">
            <text:p>12345.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5]);[.A15];[.M15])" office:value-type="string" office:string-value="Fraction is 12345.6789">
            <text:p>Fraction is 12345.6789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</text:p>
          </table:table-cell>
          <table:table-cell table:formula="of:=[.C16]&amp;&quot; is &quot;&amp;[.D16]" office:value-type="string" office:string-value="Exponent is 1200000">
            <text:p>Exponent is 1200000</text:p>
          </table:table-cell>
          <table:table-cell table:style-name="ce8" office:value-type="string">
            <text:p>Exponent</text:p>
          </table:table-cell>
          <table:table-cell table:style-name="ce9" office:value-type="float" office:value="1200000">
            <text:p>1.20E+06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6]);[.A16];[.M16])" office:value-type="string" office:string-value="Exponent is 1200000">
            <text:p>Exponent is 1200000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f:=[.C17]&amp;&quot; is &quot;&amp;[.D17]" office:value-type="string" office:string-value="Integer is 123456789">
            <text:p>Integer is 123456789</text:p>
          </table:table-cell>
          <table:table-cell table:style-name="ce8" office:value-type="string">
            <text:p>Integer</text:p>
          </table:table-cell>
          <table:table-cell table:style-name="ce8" office:value-type="float" office:value="123456789">
            <text:p>12345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7]);[.A17];[.M17])" office:value-type="string" office:string-value="Integer is 123456789">
            <text:p>Integer is 123456789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.1</text:p>
          </table:table-cell>
          <table:table-cell table:formula="of:=[.C18]&amp;&quot; is &quot;&amp;[.D18]" office:value-type="string" office:string-value="Percent is 0.1">
            <text:p>Percent is 0.1</text:p>
          </table:table-cell>
          <table:table-cell table:style-name="ce8" office:value-type="string">
            <text:p>Percent</text:p>
          </table:table-cell>
          <table:table-cell table:style-name="ce10" office:value-type="percentage" office:value="0.1">
            <text:p>10%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8]);[.A18];[.M18])" office:value-type="string" office:string-value="Percent is 0.1">
            <text:p>Percent is 0.1</text:p>
          </table:table-cell>
          <table:table-cell table:style-name="Default" table:formula="of:=IF(ISBLANK([.O18]);IF(ISERROR([.B18]);&quot;Err:&quot;&amp;ORG.OPENOFFICE.ERRORTYPE([.B18])=[.M18];OR([.P18]=[.B18];AND(ISNUMBER([.P18]);ISNUMBER([.B18]);OR(AND([.P18]=0;ABS([.B18])&lt;1E-307);&quot;&quot;&amp;[.B18]=&quot;&quot;&amp;[.P18]))));[.O1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&quot;Bool is &quot;&amp;[.C19]" office:value-type="string" office:string-value="Bool is 1">
            <text:p>Bool is 1</text:p>
          </table:table-cell>
          <table:table-cell table:style-name="ce11" office:value-type="boolean" office:boolean-value="true">
            <text:p>TRU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19]);[.A19];[.M19])" office:value-type="string" office:string-value="Bool is 1">
            <text:p>Bool is 1</text:p>
          </table:table-cell>
          <table:table-cell table:style-name="Default" table:formula="of:=IF(ISBLANK([.O19]);IF(ISERROR([.B19]);&quot;Err:&quot;&amp;ORG.OPENOFFICE.ERRORTYPE([.B19])=[.M19];OR([.P19]=[.B19];AND(ISNUMBER([.P19]);ISNUMBER([.B19]);OR(AND([.P19]=0;ABS([.B19])&lt;1E-307);&quot;&quot;&amp;[.B19]=&quot;&quot;&amp;[.P19]))));[.O1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&quot;Bool is &quot;&amp;[.C20]" office:value-type="string" office:string-value="Bool is 0">
            <text:p>Bool is 0</text:p>
          </table:table-cell>
          <table:table-cell table:style-name="ce11" office:value-type="boolean" office:boolean-value="false">
            <text:p>FALS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0]);[.A20];[.M20])" office:value-type="string" office:string-value="Bool is 0">
            <text:p>Bool is 0</text:p>
          </table:table-cell>
          <table:table-cell table:style-name="Default" table:formula="of:=IF(ISBLANK([.O20]);IF(ISERROR([.B20]);&quot;Err:&quot;&amp;ORG.OPENOFFICE.ERRORTYPE([.B20])=[.M20];OR([.P20]=[.B20];AND(ISNUMBER([.P20]);ISNUMBER([.B20]);OR(AND([.P20]=0;ABS([.B20])&lt;1E-307);&quot;&quot;&amp;[.B20]=&quot;&quot;&amp;[.P20]))));[.O2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&quot;Bool is &quot;&amp;([.C21]=[.D21])" office:value-type="string" office:string-value="Bool is 1">
            <text:p>Bool is 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1]);[.A21];[.M21])" office:value-type="string" office:string-value="Bool is 1">
            <text:p>Bool is 1</text:p>
          </table:table-cell>
          <table:table-cell table:style-name="Default" table:formula="of:=IF(ISBLANK([.O21]);IF(ISERROR([.B21]);&quot;Err:&quot;&amp;ORG.OPENOFFICE.ERRORTYPE([.B21])=[.M21];OR([.P21]=[.B21];AND(ISNUMBER([.P21]);ISNUMBER([.B21]);OR(AND([.P21]=0;ABS([.B21])&lt;1E-307);&quot;&quot;&amp;[.B21]=&quot;&quot;&amp;[.P21]))));[.O2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&quot;Bool is &quot;&amp;([.C22]=[.D22])" office:value-type="string" office:string-value="Bool is 0">
            <text:p>Bool is 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22]);[.A22];[.M22])" office:value-type="string" office:string-value="Bool is 0">
            <text:p>Bool is 0</text:p>
          </table:table-cell>
          <table:table-cell table:style-name="Default" table:formula="of:=IF(ISBLANK([.O22]);IF(ISERROR([.B22]);&quot;Err:&quot;&amp;ORG.OPENOFFICE.ERRORTYPE([.B22])=[.M22];OR([.P22]=[.B22];AND(ISNUMBER([.P22]);ISNUMBER([.B22]);OR(AND([.P22]=0;ABS([.B22])&lt;1E-307);&quot;&quot;&amp;[.B22]=&quot;&quot;&amp;[.P22]))));[.O2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f:=&quot;Date is &quot;&amp;[.C23]" office:value-type="string" office:string-value="Date is 38032">
            <text:p>Date is 38032</text:p>
          </table:table-cell>
          <table:table-cell table:style-name="ce12" office:value-type="date" office:date-value="2004-02-15">
            <text:p>2/15/200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Excel converts date as number too!</text:p>
          </table:table-cell>
          <table:table-cell/>
          <table:table-cell table:style-name="ce14"/>
          <table:table-cell/>
          <table:table-cell/>
          <table:table-cell table:style-name="Default" table:formula="of:=IF(ISBLANK([.M23]);[.A23];[.M23])" office:value-type="string" office:string-value="Date is 38032">
            <text:p>Date is 38032</text:p>
          </table:table-cell>
          <table:table-cell table:style-name="Default" table:formula="of:=IF(ISBLANK([.O23]);IF(ISERROR([.B23]);&quot;Err:&quot;&amp;ORG.OPENOFFICE.ERRORTYPE([.B23])=[.M23];OR([.P23]=[.B23];AND(ISNUMBER([.P23]);ISNUMBER([.B23]);OR(AND([.P23]=0;ABS([.B23])&lt;1E-307);&quot;&quot;&amp;[.B23]=&quot;&quot;&amp;[.P23]))));[.O23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12</text:p>
          </table:table-cell>
          <table:table-cell table:formula="of:=[.D25]"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8" table:formula="of:=1.2*10^[.C25]" office:value-type="float" office:value="12">
            <text:p>12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String valued outputs</text:p>
          </table:table-cell>
          <table:table-cell office:value-type="string">
            <text:p>xx</text:p>
          </table:table-cell>
          <table:table-cell table:style-name="ce14"/>
          <table:table-cell/>
          <table:table-cell table:formula="of:=AND(ISTEXT([.A25]);[.A25]=&quot;&quot;&amp;[.B25])" office:value-type="boolean" office:boolean-value="true">
            <text:p>TRUE</text:p>
          </table:table-cell>
          <table:table-cell table:style-name="Default" table:formula="of:=IF(ISBLANK([.M25]);[.A25];[.M25])" office:value-type="string" office:string-value="12">
            <text:p>12</text:p>
          </table:table-cell>
          <table:table-cell table:style-name="Default" table:formula="of:=IF(ISBLANK([.O25]);IF(ISERROR([.B25]);&quot;Err:&quot;&amp;ORG.OPENOFFICE.ERRORTYPE([.B25])=[.M25];OR([.P25]=[.B25];AND(ISNUMBER([.P25]);ISNUMBER([.B25]);OR(AND([.P25]=0;ABS([.B25])&lt;1E-307);&quot;&quot;&amp;[.B25]=&quot;&quot;&amp;[.P25]))));[.O2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</text:p>
          </table:table-cell>
          <table:table-cell table:formula="of:=[.D26]" office:value-type="float" office:value="120">
            <text:p>120</text:p>
          </table:table-cell>
          <table:table-cell table:style-name="ce8" office:value-type="float" office:value="2">
            <text:p>2</text:p>
          </table:table-cell>
          <table:table-cell table:style-name="ce8" table:formula="of:=1.2*10^[.C26]" office:value-type="float" office:value="120">
            <text:p>1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26]);[.A26]=&quot;&quot;&amp;[.B26])" office:value-type="boolean" office:boolean-value="true">
            <text:p>TRUE</text:p>
          </table:table-cell>
          <table:table-cell table:style-name="Default" table:formula="of:=IF(ISBLANK([.M26]);[.A26];[.M26])" office:value-type="string" office:string-value="120">
            <text:p>120</text:p>
          </table:table-cell>
          <table:table-cell table:style-name="Default" table:formula="of:=IF(ISBLANK([.O26]);IF(ISERROR([.B26]);&quot;Err:&quot;&amp;ORG.OPENOFFICE.ERRORTYPE([.B26])=[.M26];OR([.P26]=[.B26];AND(ISNUMBER([.P26]);ISNUMBER([.B26]);OR(AND([.P26]=0;ABS([.B26])&lt;1E-307);&quot;&quot;&amp;[.B26]=&quot;&quot;&amp;[.P26]))));[.O2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</text:p>
          </table:table-cell>
          <table:table-cell table:formula="of:=[.D27]" office:value-type="float" office:value="1200">
            <text:p>1200</text:p>
          </table:table-cell>
          <table:table-cell table:style-name="ce8" office:value-type="float" office:value="3">
            <text:p>3</text:p>
          </table:table-cell>
          <table:table-cell table:style-name="ce8" table:formula="of:=1.2*10^[.C27]" office:value-type="float" office:value="1200">
            <text:p>12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27]);[.A27]=&quot;&quot;&amp;[.B27])" office:value-type="boolean" office:boolean-value="true">
            <text:p>TRUE</text:p>
          </table:table-cell>
          <table:table-cell table:style-name="Default" table:formula="of:=IF(ISBLANK([.M27]);[.A27];[.M27])" office:value-type="string" office:string-value="1200">
            <text:p>1200</text:p>
          </table:table-cell>
          <table:table-cell table:style-name="Default" table:formula="of:=IF(ISBLANK([.O27]);IF(ISERROR([.B27]);&quot;Err:&quot;&amp;ORG.OPENOFFICE.ERRORTYPE([.B27])=[.M27];OR([.P27]=[.B27];AND(ISNUMBER([.P27]);ISNUMBER([.B27]);OR(AND([.P27]=0;ABS([.B27])&lt;1E-307);&quot;&quot;&amp;[.B27]=&quot;&quot;&amp;[.P27]))));[.O2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12000</text:p>
          </table:table-cell>
          <table:table-cell table:formula="of:=[.D28]" office:value-type="float" office:value="12000">
            <text:p>12000</text:p>
          </table:table-cell>
          <table:table-cell table:style-name="ce8" office:value-type="float" office:value="4">
            <text:p>4</text:p>
          </table:table-cell>
          <table:table-cell table:style-name="ce8" table:formula="of:=1.2*10^[.C28]" office:value-type="float" office:value="12000">
            <text:p>12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28]);[.A28]=&quot;&quot;&amp;[.B28])" office:value-type="boolean" office:boolean-value="true">
            <text:p>TRUE</text:p>
          </table:table-cell>
          <table:table-cell table:style-name="Default" table:formula="of:=IF(ISBLANK([.M28]);[.A28];[.M28])" office:value-type="string" office:string-value="12000">
            <text:p>12000</text:p>
          </table:table-cell>
          <table:table-cell table:style-name="Default" table:formula="of:=IF(ISBLANK([.O28]);IF(ISERROR([.B28]);&quot;Err:&quot;&amp;ORG.OPENOFFICE.ERRORTYPE([.B28])=[.M28];OR([.P28]=[.B28];AND(ISNUMBER([.P28]);ISNUMBER([.B28]);OR(AND([.P28]=0;ABS([.B28])&lt;1E-307);&quot;&quot;&amp;[.B28]=&quot;&quot;&amp;[.P28]))));[.O2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120000</text:p>
          </table:table-cell>
          <table:table-cell table:formula="of:=[.D29]" office:value-type="float" office:value="120000">
            <text:p>120000</text:p>
          </table:table-cell>
          <table:table-cell table:style-name="ce8" office:value-type="float" office:value="5">
            <text:p>5</text:p>
          </table:table-cell>
          <table:table-cell table:style-name="ce8" table:formula="of:=1.2*10^[.C29]" office:value-type="float" office:value="120000">
            <text:p>12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29]);[.A29]=&quot;&quot;&amp;[.B29])" office:value-type="boolean" office:boolean-value="true">
            <text:p>TRUE</text:p>
          </table:table-cell>
          <table:table-cell table:style-name="Default" table:formula="of:=IF(ISBLANK([.M29]);[.A29];[.M29])" office:value-type="string" office:string-value="120000">
            <text:p>120000</text:p>
          </table:table-cell>
          <table:table-cell table:style-name="Default" table:formula="of:=IF(ISBLANK([.O29]);IF(ISERROR([.B29]);&quot;Err:&quot;&amp;ORG.OPENOFFICE.ERRORTYPE([.B29])=[.M29];OR([.P29]=[.B29];AND(ISNUMBER([.P29]);ISNUMBER([.B29]);OR(AND([.P29]=0;ABS([.B29])&lt;1E-307);&quot;&quot;&amp;[.B29]=&quot;&quot;&amp;[.P29]))));[.O2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</text:p>
          </table:table-cell>
          <table:table-cell table:formula="of:=[.D30]" office:value-type="float" office:value="1200000">
            <text:p>1200000</text:p>
          </table:table-cell>
          <table:table-cell table:style-name="ce8" office:value-type="float" office:value="6">
            <text:p>6</text:p>
          </table:table-cell>
          <table:table-cell table:style-name="ce8" table:formula="of:=1.2*10^[.C30]" office:value-type="float" office:value="1200000">
            <text:p>12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 table:formula="of:=AND(ISTEXT([.A30]);[.A30]=&quot;&quot;&amp;[.B30])" office:value-type="boolean" office:boolean-value="true">
            <text:p>TRUE</text:p>
          </table:table-cell>
          <table:table-cell table:style-name="Default" table:formula="of:=IF(ISBLANK([.M30]);[.A30];[.M30])" office:value-type="string" office:string-value="1200000">
            <text:p>1200000</text:p>
          </table:table-cell>
          <table:table-cell table:style-name="Default" table:formula="of:=IF(ISBLANK([.O30]);IF(ISERROR([.B30]);&quot;Err:&quot;&amp;ORG.OPENOFFICE.ERRORTYPE([.B30])=[.M30];OR([.P30]=[.B30];AND(ISNUMBER([.P30]);ISNUMBER([.B30]);OR(AND([.P30]=0;ABS([.B30])&lt;1E-307);&quot;&quot;&amp;[.B30]=&quot;&quot;&amp;[.P30]))));[.O3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</text:p>
          </table:table-cell>
          <table:table-cell table:formula="of:=[.D31]" office:value-type="float" office:value="12000000">
            <text:p>12000000</text:p>
          </table:table-cell>
          <table:table-cell table:style-name="ce8" office:value-type="float" office:value="7">
            <text:p>7</text:p>
          </table:table-cell>
          <table:table-cell table:style-name="ce8" table:formula="of:=1.2*10^[.C31]" office:value-type="float" office:value="12000000">
            <text:p>12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1]);[.A31]=&quot;&quot;&amp;[.B31])" office:value-type="boolean" office:boolean-value="true">
            <text:p>TRUE</text:p>
          </table:table-cell>
          <table:table-cell table:style-name="Default" table:formula="of:=IF(ISBLANK([.M31]);[.A31];[.M31])" office:value-type="string" office:string-value="12000000">
            <text:p>12000000</text:p>
          </table:table-cell>
          <table:table-cell table:style-name="Default" table:formula="of:=IF(ISBLANK([.O31]);IF(ISERROR([.B31]);&quot;Err:&quot;&amp;ORG.OPENOFFICE.ERRORTYPE([.B31])=[.M31];OR([.P31]=[.B31];AND(ISNUMBER([.P31]);ISNUMBER([.B31]);OR(AND([.P31]=0;ABS([.B31])&lt;1E-307);&quot;&quot;&amp;[.B31]=&quot;&quot;&amp;[.P31]))));[.O3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</text:p>
          </table:table-cell>
          <table:table-cell table:formula="of:=[.D32]" office:value-type="float" office:value="120000000">
            <text:p>120000000</text:p>
          </table:table-cell>
          <table:table-cell table:style-name="ce8" office:value-type="float" office:value="8">
            <text:p>8</text:p>
          </table:table-cell>
          <table:table-cell table:style-name="ce8" table:formula="of:=1.2*10^[.C32]" office:value-type="float" office:value="120000000">
            <text:p>12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2]);[.A32]=&quot;&quot;&amp;[.B32])" office:value-type="boolean" office:boolean-value="true">
            <text:p>TRUE</text:p>
          </table:table-cell>
          <table:table-cell table:style-name="Default" table:formula="of:=IF(ISBLANK([.M32]);[.A32];[.M32])" office:value-type="string" office:string-value="120000000">
            <text:p>120000000</text:p>
          </table:table-cell>
          <table:table-cell table:style-name="Default" table:formula="of:=IF(ISBLANK([.O32]);IF(ISERROR([.B32]);&quot;Err:&quot;&amp;ORG.OPENOFFICE.ERRORTYPE([.B32])=[.M32];OR([.P32]=[.B32];AND(ISNUMBER([.P32]);ISNUMBER([.B32]);OR(AND([.P32]=0;ABS([.B32])&lt;1E-307);&quot;&quot;&amp;[.B32]=&quot;&quot;&amp;[.P32]))));[.O3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</text:p>
          </table:table-cell>
          <table:table-cell table:formula="of:=[.D33]" office:value-type="float" office:value="1200000000">
            <text:p>1200000000</text:p>
          </table:table-cell>
          <table:table-cell table:style-name="ce8" office:value-type="float" office:value="9">
            <text:p>9</text:p>
          </table:table-cell>
          <table:table-cell table:style-name="ce8" table:formula="of:=1.2*10^[.C33]" office:value-type="float" office:value="1200000000">
            <text:p>12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3]);[.A33]=&quot;&quot;&amp;[.B33])" office:value-type="boolean" office:boolean-value="true">
            <text:p>TRUE</text:p>
          </table:table-cell>
          <table:table-cell table:style-name="Default" table:formula="of:=IF(ISBLANK([.M33]);[.A33];[.M33])" office:value-type="string" office:string-value="1200000000">
            <text:p>1200000000</text:p>
          </table:table-cell>
          <table:table-cell table:style-name="Default" table:formula="of:=IF(ISBLANK([.O33]);IF(ISERROR([.B33]);&quot;Err:&quot;&amp;ORG.OPENOFFICE.ERRORTYPE([.B33])=[.M33];OR([.P33]=[.B33];AND(ISNUMBER([.P33]);ISNUMBER([.B33]);OR(AND([.P33]=0;ABS([.B33])&lt;1E-307);&quot;&quot;&amp;[.B33]=&quot;&quot;&amp;[.P33]))));[.O3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</text:p>
          </table:table-cell>
          <table:table-cell table:formula="of:=[.D34]" office:value-type="float" office:value="12000000000">
            <text:p>12000000000</text:p>
          </table:table-cell>
          <table:table-cell table:style-name="ce8" office:value-type="float" office:value="10">
            <text:p>10</text:p>
          </table:table-cell>
          <table:table-cell table:style-name="ce8" table:formula="of:=1.2*10^[.C34]" office:value-type="float" office:value="12000000000">
            <text:p>12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4]);[.A34]=&quot;&quot;&amp;[.B34])" office:value-type="boolean" office:boolean-value="true">
            <text:p>TRUE</text:p>
          </table:table-cell>
          <table:table-cell table:style-name="Default" table:formula="of:=IF(ISBLANK([.M34]);[.A34];[.M34])" office:value-type="string" office:string-value="12000000000">
            <text:p>12000000000</text:p>
          </table:table-cell>
          <table:table-cell table:style-name="Default" table:formula="of:=IF(ISBLANK([.O34]);IF(ISERROR([.B34]);&quot;Err:&quot;&amp;ORG.OPENOFFICE.ERRORTYPE([.B34])=[.M34];OR([.P34]=[.B34];AND(ISNUMBER([.P34]);ISNUMBER([.B34]);OR(AND([.P34]=0;ABS([.B34])&lt;1E-307);&quot;&quot;&amp;[.B34]=&quot;&quot;&amp;[.P34]))));[.O3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</text:p>
          </table:table-cell>
          <table:table-cell table:formula="of:=[.D35]" office:value-type="float" office:value="120000000000">
            <text:p>120000000000</text:p>
          </table:table-cell>
          <table:table-cell table:style-name="ce8" office:value-type="float" office:value="11">
            <text:p>11</text:p>
          </table:table-cell>
          <table:table-cell table:style-name="ce8" table:formula="of:=1.2*10^[.C35]" office:value-type="float" office:value="120000000000">
            <text:p>12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5]);[.A35]=&quot;&quot;&amp;[.B35])" office:value-type="boolean" office:boolean-value="true">
            <text:p>TRUE</text:p>
          </table:table-cell>
          <table:table-cell table:style-name="Default" table:formula="of:=IF(ISBLANK([.M35]);[.A35];[.M35])" office:value-type="string" office:string-value="120000000000">
            <text:p>120000000000</text:p>
          </table:table-cell>
          <table:table-cell table:style-name="Default" table:formula="of:=IF(ISBLANK([.O35]);IF(ISERROR([.B35]);&quot;Err:&quot;&amp;ORG.OPENOFFICE.ERRORTYPE([.B35])=[.M35];OR([.P35]=[.B35];AND(ISNUMBER([.P35]);ISNUMBER([.B35]);OR(AND([.P35]=0;ABS([.B35])&lt;1E-307);&quot;&quot;&amp;[.B35]=&quot;&quot;&amp;[.P35]))));[.O3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</text:p>
          </table:table-cell>
          <table:table-cell table:formula="of:=[.D36]" office:value-type="float" office:value="1200000000000">
            <text:p>1200000000000</text:p>
          </table:table-cell>
          <table:table-cell table:style-name="ce8" office:value-type="float" office:value="12">
            <text:p>12</text:p>
          </table:table-cell>
          <table:table-cell table:style-name="ce8" table:formula="of:=1.2*10^[.C36]" office:value-type="float" office:value="1200000000000">
            <text:p>12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6]);[.A36]=&quot;&quot;&amp;[.B36])" office:value-type="boolean" office:boolean-value="true">
            <text:p>TRUE</text:p>
          </table:table-cell>
          <table:table-cell table:style-name="Default" table:formula="of:=IF(ISBLANK([.M36]);[.A36];[.M36])" office:value-type="string" office:string-value="1200000000000">
            <text:p>1200000000000</text:p>
          </table:table-cell>
          <table:table-cell table:style-name="Default" table:formula="of:=IF(ISBLANK([.O36]);IF(ISERROR([.B36]);&quot;Err:&quot;&amp;ORG.OPENOFFICE.ERRORTYPE([.B36])=[.M36];OR([.P36]=[.B36];AND(ISNUMBER([.P36]);ISNUMBER([.B36]);OR(AND([.P36]=0;ABS([.B36])&lt;1E-307);&quot;&quot;&amp;[.B36]=&quot;&quot;&amp;[.P36]))));[.O3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</text:p>
          </table:table-cell>
          <table:table-cell table:formula="of:=[.D37]" office:value-type="float" office:value="12000000000000">
            <text:p>12000000000000</text:p>
          </table:table-cell>
          <table:table-cell table:style-name="ce8" office:value-type="float" office:value="13">
            <text:p>13</text:p>
          </table:table-cell>
          <table:table-cell table:style-name="ce8" table:formula="of:=1.2*10^[.C37]" office:value-type="float" office:value="12000000000000">
            <text:p>12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7]);[.A37]=&quot;&quot;&amp;[.B37])" office:value-type="boolean" office:boolean-value="true">
            <text:p>TRUE</text:p>
          </table:table-cell>
          <table:table-cell table:style-name="Default" table:formula="of:=IF(ISBLANK([.M37]);[.A37];[.M37])" office:value-type="string" office:string-value="12000000000000">
            <text:p>12000000000000</text:p>
          </table:table-cell>
          <table:table-cell table:style-name="Default" table:formula="of:=IF(ISBLANK([.O37]);IF(ISERROR([.B37]);&quot;Err:&quot;&amp;ORG.OPENOFFICE.ERRORTYPE([.B37])=[.M37];OR([.P37]=[.B37];AND(ISNUMBER([.P37]);ISNUMBER([.B37]);OR(AND([.P37]=0;ABS([.B37])&lt;1E-307);&quot;&quot;&amp;[.B37]=&quot;&quot;&amp;[.P37]))));[.O3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</text:p>
          </table:table-cell>
          <table:table-cell table:formula="of:=[.D38]" office:value-type="float" office:value="120000000000000">
            <text:p>120000000000000</text:p>
          </table:table-cell>
          <table:table-cell table:style-name="ce8" office:value-type="float" office:value="14">
            <text:p>14</text:p>
          </table:table-cell>
          <table:table-cell table:style-name="ce8" table:formula="of:=1.2*10^[.C38]" office:value-type="float" office:value="120000000000000">
            <text:p>120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 table:formula="of:=AND(ISTEXT([.A38]);[.A38]=&quot;&quot;&amp;[.B38])" office:value-type="boolean" office:boolean-value="true">
            <text:p>TRUE</text:p>
          </table:table-cell>
          <table:table-cell table:style-name="Default" table:formula="of:=IF(ISBLANK([.M38]);[.A38];[.M38])" office:value-type="string" office:string-value="120000000000000">
            <text:p>120000000000000</text:p>
          </table:table-cell>
          <table:table-cell table:style-name="Default" table:formula="of:=IF(ISBLANK([.O38]);IF(ISERROR([.B38]);&quot;Err:&quot;&amp;ORG.OPENOFFICE.ERRORTYPE([.B38])=[.M38];OR([.P38]=[.B38];AND(ISNUMBER([.P38]);ISNUMBER([.B38]);OR(AND([.P38]=0;ABS([.B38])&lt;1E-307);&quot;&quot;&amp;[.B38]=&quot;&quot;&amp;[.P38]))));[.O3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</text:p>
          </table:table-cell>
          <table:table-cell table:formula="of:=[.D39]" office:value-type="float" office:value="1.2E+015">
            <text:p>1.20000E+015</text:p>
          </table:table-cell>
          <table:table-cell table:style-name="ce8" office:value-type="float" office:value="15">
            <text:p>15</text:p>
          </table:table-cell>
          <table:table-cell table:style-name="ce8" table:formula="of:=1.2*10^[.C39]" office:value-type="float" office:value="1.2E+015">
            <text:p>1.20000E+015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5">
            <text:p>1.20000E+015</text:p>
          </table:table-cell>
          <table:table-cell office:value-type="string">
            <text:p>long</text:p>
          </table:table-cell>
          <table:table-cell/>
          <table:table-cell table:style-name="Default" table:formula="of:=IF(ISBLANK([.M39]);[.A39];[.M39])" office:value-type="float" office:value="1.2E+015">
            <text:p>1.20000E+015</text:p>
          </table:table-cell>
          <table:table-cell table:style-name="Default" table:formula="of:=IF(ISBLANK([.O39]);IF(ISERROR([.B39]);&quot;Err:&quot;&amp;ORG.OPENOFFICE.ERRORTYPE([.B39])=[.M39];OR([.P39]=[.B39];AND(ISNUMBER([.P39]);ISNUMBER([.B39]);OR(AND([.P39]=0;ABS([.B39])&lt;1E-307);&quot;&quot;&amp;[.B39]=&quot;&quot;&amp;[.P39]))));[.O3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</text:p>
          </table:table-cell>
          <table:table-cell table:formula="of:=[.D40]" office:value-type="float" office:value="1.2E+016">
            <text:p>1.20000E+016</text:p>
          </table:table-cell>
          <table:table-cell table:style-name="ce8" office:value-type="float" office:value="16">
            <text:p>16</text:p>
          </table:table-cell>
          <table:table-cell table:style-name="ce8" table:formula="of:=1.2*10^[.C40]" office:value-type="float" office:value="1.2E+016">
            <text:p>1.20000E+016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6">
            <text:p>1.20000E+016</text:p>
          </table:table-cell>
          <table:table-cell office:value-type="string">
            <text:p>long</text:p>
          </table:table-cell>
          <table:table-cell/>
          <table:table-cell table:style-name="Default" table:formula="of:=IF(ISBLANK([.M40]);[.A40];[.M40])" office:value-type="float" office:value="1.2E+016">
            <text:p>1.20000E+016</text:p>
          </table:table-cell>
          <table:table-cell table:style-name="Default" table:formula="of:=IF(ISBLANK([.O40]);IF(ISERROR([.B40]);&quot;Err:&quot;&amp;ORG.OPENOFFICE.ERRORTYPE([.B40])=[.M40];OR([.P40]=[.B40];AND(ISNUMBER([.P40]);ISNUMBER([.B40]);OR(AND([.P40]=0;ABS([.B40])&lt;1E-307);&quot;&quot;&amp;[.B40]=&quot;&quot;&amp;[.P40]))));[.O4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</text:p>
          </table:table-cell>
          <table:table-cell table:formula="of:=[.D41]" office:value-type="float" office:value="1.2E+017">
            <text:p>1.20000E+017</text:p>
          </table:table-cell>
          <table:table-cell table:style-name="ce8" office:value-type="float" office:value="17">
            <text:p>17</text:p>
          </table:table-cell>
          <table:table-cell table:style-name="ce8" table:formula="of:=1.2*10^[.C41]" office:value-type="float" office:value="1.2E+017">
            <text:p>1.20000E+017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7">
            <text:p>1.20000E+017</text:p>
          </table:table-cell>
          <table:table-cell office:value-type="string">
            <text:p>long</text:p>
          </table:table-cell>
          <table:table-cell/>
          <table:table-cell table:style-name="Default" table:formula="of:=IF(ISBLANK([.M41]);[.A41];[.M41])" office:value-type="float" office:value="1.2E+017">
            <text:p>1.20000E+017</text:p>
          </table:table-cell>
          <table:table-cell table:style-name="Default" table:formula="of:=IF(ISBLANK([.O41]);IF(ISERROR([.B41]);&quot;Err:&quot;&amp;ORG.OPENOFFICE.ERRORTYPE([.B41])=[.M41];OR([.P41]=[.B41];AND(ISNUMBER([.P41]);ISNUMBER([.B41]);OR(AND([.P41]=0;ABS([.B41])&lt;1E-307);&quot;&quot;&amp;[.B41]=&quot;&quot;&amp;[.P41]))));[.O4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</text:p>
          </table:table-cell>
          <table:table-cell table:formula="of:=[.D42]" office:value-type="float" office:value="1.2E+018">
            <text:p>1.20000E+018</text:p>
          </table:table-cell>
          <table:table-cell table:style-name="ce8" office:value-type="float" office:value="18">
            <text:p>18</text:p>
          </table:table-cell>
          <table:table-cell table:style-name="ce8" table:formula="of:=1.2*10^[.C42]" office:value-type="float" office:value="1.2E+018">
            <text:p>1.20000E+018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8">
            <text:p>1.20000E+018</text:p>
          </table:table-cell>
          <table:table-cell office:value-type="string">
            <text:p>long</text:p>
          </table:table-cell>
          <table:table-cell/>
          <table:table-cell table:style-name="Default" table:formula="of:=IF(ISBLANK([.M42]);[.A42];[.M42])" office:value-type="float" office:value="1.2E+018">
            <text:p>1.20000E+018</text:p>
          </table:table-cell>
          <table:table-cell table:style-name="Default" table:formula="of:=IF(ISBLANK([.O42]);IF(ISERROR([.B42]);&quot;Err:&quot;&amp;ORG.OPENOFFICE.ERRORTYPE([.B42])=[.M42];OR([.P42]=[.B42];AND(ISNUMBER([.P42]);ISNUMBER([.B42]);OR(AND([.P42]=0;ABS([.B42])&lt;1E-307);&quot;&quot;&amp;[.B42]=&quot;&quot;&amp;[.P42]))));[.O4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000000000000000000</text:p>
          </table:table-cell>
          <table:table-cell table:formula="of:=[.D43]" office:value-type="float" office:value="1.2E+019">
            <text:p>1.20000E+019</text:p>
          </table:table-cell>
          <table:table-cell table:style-name="ce8" office:value-type="float" office:value="19">
            <text:p>19</text:p>
          </table:table-cell>
          <table:table-cell table:style-name="ce8" table:formula="of:=1.2*10^[.C43]" office:value-type="float" office:value="1.2E+019">
            <text:p>1.200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19">
            <text:p>1.20000E+019</text:p>
          </table:table-cell>
          <table:table-cell office:value-type="string">
            <text:p>long</text:p>
          </table:table-cell>
          <table:table-cell/>
          <table:table-cell table:style-name="Default" table:formula="of:=IF(ISBLANK([.M43]);[.A43];[.M43])" office:value-type="float" office:value="1.2E+019">
            <text:p>1.20000E+019</text:p>
          </table:table-cell>
          <table:table-cell table:style-name="Default" table:formula="of:=IF(ISBLANK([.O43]);IF(ISERROR([.B43]);&quot;Err:&quot;&amp;ORG.OPENOFFICE.ERRORTYPE([.B43])=[.M43];OR([.P43]=[.B43];AND(ISNUMBER([.P43]);ISNUMBER([.B43]);OR(AND([.P43]=0;ABS([.B43])&lt;1E-307);&quot;&quot;&amp;[.B43]=&quot;&quot;&amp;[.P43]))));[.O4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2E+20</text:p>
          </table:table-cell>
          <table:table-cell table:formula="of:=[.D44]" office:value-type="float" office:value="1.2E+020">
            <text:p>1.20000E+020</text:p>
          </table:table-cell>
          <table:table-cell table:style-name="ce8" office:value-type="float" office:value="20">
            <text:p>20</text:p>
          </table:table-cell>
          <table:table-cell table:style-name="ce8" table:formula="of:=1.2*10^[.C44]" office:value-type="float" office:value="1.2E+020">
            <text:p>1.200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20">
            <text:p>1.20000E+020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44]);[.A44];[.M44])" office:value-type="float" office:value="1.2E+020">
            <text:p>1.20000E+020</text:p>
          </table:table-cell>
          <table:table-cell table:style-name="Default" table:formula="of:=IF(ISBLANK([.O44]);IF(ISERROR([.B44]);&quot;Err:&quot;&amp;ORG.OPENOFFICE.ERRORTYPE([.B44])=[.M44];OR([.P44]=[.B44];AND(ISNUMBER([.P44]);ISNUMBER([.B44]);OR(AND([.P44]=0;ABS([.B44])&lt;1E-307);&quot;&quot;&amp;[.B44]=&quot;&quot;&amp;[.P44]))));[.O4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2E+21</text:p>
          </table:table-cell>
          <table:table-cell table:formula="of:=[.D45]" office:value-type="float" office:value="1.2E+021">
            <text:p>1.20000E+021</text:p>
          </table:table-cell>
          <table:table-cell table:style-name="ce8" office:value-type="float" office:value="21">
            <text:p>21</text:p>
          </table:table-cell>
          <table:table-cell table:style-name="ce8" table:formula="of:=1.2*10^[.C45]" office:value-type="float" office:value="1.2E+021">
            <text:p>1.20000E+021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E+021">
            <text:p>1.20000E+021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45]);[.A45];[.M45])" office:value-type="float" office:value="1.2E+021">
            <text:p>1.20000E+021</text:p>
          </table:table-cell>
          <table:table-cell table:style-name="Default" table:formula="of:=IF(ISBLANK([.O45]);IF(ISERROR([.B45]);&quot;Err:&quot;&amp;ORG.OPENOFFICE.ERRORTYPE([.B45])=[.M45];OR([.P45]=[.B45];AND(ISNUMBER([.P45]);ISNUMBER([.B45]);OR(AND([.P45]=0;ABS([.B45])&lt;1E-307);&quot;&quot;&amp;[.B45]=&quot;&quot;&amp;[.P45]))));[.O4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0000000000000000</text:p>
          </table:table-cell>
          <table:table-cell table:formula="of:=[.D46]" office:value-type="float" office:value="1.234E+019">
            <text:p>1.23400E+019</text:p>
          </table:table-cell>
          <table:table-cell table:style-name="ce8" office:value-type="float" office:value="18">
            <text:p>18</text:p>
          </table:table-cell>
          <table:table-cell table:style-name="ce8" table:formula="of:=12.34*10^[.C46]" office:value-type="float" office:value="1.234E+019">
            <text:p>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34E+019">
            <text:p>1.23400E+019</text:p>
          </table:table-cell>
          <table:table-cell office:value-type="string">
            <text:p>long</text:p>
          </table:table-cell>
          <table:table-cell/>
          <table:table-cell table:style-name="Default" table:formula="of:=IF(ISBLANK([.M46]);[.A46];[.M46])" office:value-type="float" office:value="1.234E+019">
            <text:p>1.23400E+019</text:p>
          </table:table-cell>
          <table:table-cell table:style-name="Default" table:formula="of:=IF(ISBLANK([.O46]);IF(ISERROR([.B46]);&quot;Err:&quot;&amp;ORG.OPENOFFICE.ERRORTYPE([.B46])=[.M46];OR([.P46]=[.B46];AND(ISNUMBER([.P46]);ISNUMBER([.B46]);OR(AND([.P46]=0;ABS([.B46])&lt;1E-307);&quot;&quot;&amp;[.B46]=&quot;&quot;&amp;[.P46]))));[.O4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.234E+20</text:p>
          </table:table-cell>
          <table:table-cell table:formula="of:=[.D47]" office:value-type="float" office:value="1.234E+020">
            <text:p>1.23400E+020</text:p>
          </table:table-cell>
          <table:table-cell table:style-name="ce8" office:value-type="float" office:value="19">
            <text:p>19</text:p>
          </table:table-cell>
          <table:table-cell table:style-name="ce8" table:formula="of:=12.34*10^[.C47]" office:value-type="float" office:value="1.234E+020">
            <text:p>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1.234E+020">
            <text:p>1.23400E+020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47]);[.A47];[.M47])" office:value-type="float" office:value="1.234E+020">
            <text:p>1.23400E+020</text:p>
          </table:table-cell>
          <table:table-cell table:style-name="Default" table:formula="of:=IF(ISBLANK([.O47]);IF(ISERROR([.B47]);&quot;Err:&quot;&amp;ORG.OPENOFFICE.ERRORTYPE([.B47])=[.M47];OR([.P47]=[.B47];AND(ISNUMBER([.P47]);ISNUMBER([.B47]);OR(AND([.P47]=0;ABS([.B47])&lt;1E-307);&quot;&quot;&amp;[.B47]=&quot;&quot;&amp;[.P47]))));[.O4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40000000000000000</text:p>
          </table:table-cell>
          <table:table-cell table:formula="of:=[.D48]" office:value-type="float" office:value="-1.234E+019">
            <text:p>-1.23400E+019</text:p>
          </table:table-cell>
          <table:table-cell table:style-name="ce8" office:value-type="float" office:value="18">
            <text:p>18</text:p>
          </table:table-cell>
          <table:table-cell table:style-name="ce8" table:formula="of:=-(12.34*10^[.C48])" office:value-type="float" office:value="-1.234E+019">
            <text:p>-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-1.234E+019">
            <text:p>-1.23400E+019</text:p>
          </table:table-cell>
          <table:table-cell office:value-type="string">
            <text:p>long</text:p>
          </table:table-cell>
          <table:table-cell/>
          <table:table-cell table:style-name="Default" table:formula="of:=IF(ISBLANK([.M48]);[.A48];[.M48])" office:value-type="float" office:value="-1.234E+019">
            <text:p>-1.23400E+019</text:p>
          </table:table-cell>
          <table:table-cell table:style-name="Default" table:formula="of:=IF(ISBLANK([.O48]);IF(ISERROR([.B48]);&quot;Err:&quot;&amp;ORG.OPENOFFICE.ERRORTYPE([.B48])=[.M48];OR([.P48]=[.B48];AND(ISNUMBER([.P48]);ISNUMBER([.B48]);OR(AND([.P48]=0;ABS([.B48])&lt;1E-307);&quot;&quot;&amp;[.B48]=&quot;&quot;&amp;[.P48]))));[.O4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.234E+20</text:p>
          </table:table-cell>
          <table:table-cell table:formula="of:=[.D49]" office:value-type="float" office:value="-1.234E+020">
            <text:p>-1.23400E+020</text:p>
          </table:table-cell>
          <table:table-cell table:style-name="ce8" office:value-type="float" office:value="19">
            <text:p>19</text:p>
          </table:table-cell>
          <table:table-cell table:style-name="ce8" table:formula="of:=-(12.34*10^[.C49])" office:value-type="float" office:value="-1.234E+020">
            <text:p>-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float" office:value="-1.234E+020">
            <text:p>-1.23400E+020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49]);[.A49];[.M49])" office:value-type="float" office:value="-1.234E+020">
            <text:p>-1.23400E+020</text:p>
          </table:table-cell>
          <table:table-cell table:style-name="Default" table:formula="of:=IF(ISBLANK([.O49]);IF(ISERROR([.B49]);&quot;Err:&quot;&amp;ORG.OPENOFFICE.ERRORTYPE([.B49])=[.M49];OR([.P49]=[.B49];AND(ISNUMBER([.P49]);ISNUMBER([.B49]);OR(AND([.P49]=0;ABS([.B49])&lt;1E-307);&quot;&quot;&amp;[.B49]=&quot;&quot;&amp;[.P49]))));[.O4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Str 12</text:p>
          </table:table-cell>
          <table:table-cell table:formula="of:=&quot;Str &quot;&amp;[.D51]" office:value-type="string" office:string-value="Str 12">
            <text:p>Str 12</text:p>
          </table:table-cell>
          <table:table-cell table:style-name="ce8" office:value-type="float" office:value="1">
            <text:p>1</text:p>
          </table:table-cell>
          <table:table-cell table:style-name="ce8" table:formula="of:=1.2*10^[.C51]" office:value-type="float" office:value="12">
            <text:p>12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office:value-type="string">
            <text:p>Plain vs. scientific format with &amp;</text:p>
          </table:table-cell>
          <table:table-cell office:value-type="string">
            <text:p>&amp;</text:p>
          </table:table-cell>
          <table:table-cell table:style-name="ce14"/>
          <table:table-cell/>
          <table:table-cell/>
          <table:table-cell table:style-name="Default" table:formula="of:=IF(ISBLANK([.M51]);[.A51];[.M51])" office:value-type="string" office:string-value="Str 12">
            <text:p>Str 12</text:p>
          </table:table-cell>
          <table:table-cell table:style-name="Default" table:formula="of:=IF(ISBLANK([.O51]);IF(ISERROR([.B51]);&quot;Err:&quot;&amp;ORG.OPENOFFICE.ERRORTYPE([.B51])=[.M51];OR([.P51]=[.B51];AND(ISNUMBER([.P51]);ISNUMBER([.B51]);OR(AND([.P51]=0;ABS([.B51])&lt;1E-307);&quot;&quot;&amp;[.B51]=&quot;&quot;&amp;[.P51]))));[.O5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f:=&quot;Str &quot;&amp;[.D52]" office:value-type="string" office:string-value="Str 120">
            <text:p>Str 120</text:p>
          </table:table-cell>
          <table:table-cell table:style-name="ce8" office:value-type="float" office:value="2">
            <text:p>2</text:p>
          </table:table-cell>
          <table:table-cell table:style-name="ce8" table:formula="of:=1.2*10^[.C52]" office:value-type="float" office:value="120">
            <text:p>1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52]);[.A52];[.M52])" office:value-type="string" office:string-value="Str 120">
            <text:p>Str 120</text:p>
          </table:table-cell>
          <table:table-cell table:style-name="Default" table:formula="of:=IF(ISBLANK([.O52]);IF(ISERROR([.B52]);&quot;Err:&quot;&amp;ORG.OPENOFFICE.ERRORTYPE([.B52])=[.M52];OR([.P52]=[.B52];AND(ISNUMBER([.P52]);ISNUMBER([.B52]);OR(AND([.P52]=0;ABS([.B52])&lt;1E-307);&quot;&quot;&amp;[.B52]=&quot;&quot;&amp;[.P52]))));[.O5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f:=&quot;Str &quot;&amp;[.D53]" office:value-type="string" office:string-value="Str 1200">
            <text:p>Str 1200</text:p>
          </table:table-cell>
          <table:table-cell table:style-name="ce8" office:value-type="float" office:value="3">
            <text:p>3</text:p>
          </table:table-cell>
          <table:table-cell table:style-name="ce8" table:formula="of:=1.2*10^[.C53]" office:value-type="float" office:value="1200">
            <text:p>12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53]);[.A53];[.M53])" office:value-type="string" office:string-value="Str 1200">
            <text:p>Str 1200</text:p>
          </table:table-cell>
          <table:table-cell table:style-name="Default" table:formula="of:=IF(ISBLANK([.O53]);IF(ISERROR([.B53]);&quot;Err:&quot;&amp;ORG.OPENOFFICE.ERRORTYPE([.B53])=[.M53];OR([.P53]=[.B53];AND(ISNUMBER([.P53]);ISNUMBER([.B53]);OR(AND([.P53]=0;ABS([.B53])&lt;1E-307);&quot;&quot;&amp;[.B53]=&quot;&quot;&amp;[.P53]))));[.O5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f:=&quot;Str &quot;&amp;[.D54]" office:value-type="string" office:string-value="Str 12000">
            <text:p>Str 12000</text:p>
          </table:table-cell>
          <table:table-cell table:style-name="ce8" office:value-type="float" office:value="4">
            <text:p>4</text:p>
          </table:table-cell>
          <table:table-cell table:style-name="ce8" table:formula="of:=1.2*10^[.C54]" office:value-type="float" office:value="12000">
            <text:p>12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54]);[.A54];[.M54])" office:value-type="string" office:string-value="Str 12000">
            <text:p>Str 12000</text:p>
          </table:table-cell>
          <table:table-cell table:style-name="Default" table:formula="of:=IF(ISBLANK([.O54]);IF(ISERROR([.B54]);&quot;Err:&quot;&amp;ORG.OPENOFFICE.ERRORTYPE([.B54])=[.M54];OR([.P54]=[.B54];AND(ISNUMBER([.P54]);ISNUMBER([.B54]);OR(AND([.P54]=0;ABS([.B54])&lt;1E-307);&quot;&quot;&amp;[.B54]=&quot;&quot;&amp;[.P54]))));[.O5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f:=&quot;Str &quot;&amp;[.D55]" office:value-type="string" office:string-value="Str 120000">
            <text:p>Str 120000</text:p>
          </table:table-cell>
          <table:table-cell table:style-name="ce8" office:value-type="float" office:value="5">
            <text:p>5</text:p>
          </table:table-cell>
          <table:table-cell table:style-name="ce8" table:formula="of:=1.2*10^[.C55]" office:value-type="float" office:value="120000">
            <text:p>12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55]);[.A55];[.M55])" office:value-type="string" office:string-value="Str 120000">
            <text:p>Str 120000</text:p>
          </table:table-cell>
          <table:table-cell table:style-name="Default" table:formula="of:=IF(ISBLANK([.O55]);IF(ISERROR([.B55]);&quot;Err:&quot;&amp;ORG.OPENOFFICE.ERRORTYPE([.B55])=[.M55];OR([.P55]=[.B55];AND(ISNUMBER([.P55]);ISNUMBER([.B55]);OR(AND([.P55]=0;ABS([.B55])&lt;1E-307);&quot;&quot;&amp;[.B55]=&quot;&quot;&amp;[.P55]))));[.O5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f:=&quot;Str &quot;&amp;[.D56]" office:value-type="string" office:string-value="Str 1200000">
            <text:p>Str 1200000</text:p>
          </table:table-cell>
          <table:table-cell table:style-name="ce8" office:value-type="float" office:value="6">
            <text:p>6</text:p>
          </table:table-cell>
          <table:table-cell table:style-name="ce8" table:formula="of:=1.2*10^[.C56]" office:value-type="float" office:value="1200000">
            <text:p>12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56]);[.A56];[.M56])" office:value-type="string" office:string-value="Str 1200000">
            <text:p>Str 1200000</text:p>
          </table:table-cell>
          <table:table-cell table:style-name="Default" table:formula="of:=IF(ISBLANK([.O56]);IF(ISERROR([.B56]);&quot;Err:&quot;&amp;ORG.OPENOFFICE.ERRORTYPE([.B56])=[.M56];OR([.P56]=[.B56];AND(ISNUMBER([.P56]);ISNUMBER([.B56]);OR(AND([.P56]=0;ABS([.B56])&lt;1E-307);&quot;&quot;&amp;[.B56]=&quot;&quot;&amp;[.P56]))));[.O5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f:=&quot;Str &quot;&amp;[.D57]" office:value-type="string" office:string-value="Str 12000000">
            <text:p>Str 12000000</text:p>
          </table:table-cell>
          <table:table-cell table:style-name="ce8" office:value-type="float" office:value="7">
            <text:p>7</text:p>
          </table:table-cell>
          <table:table-cell table:style-name="ce8" table:formula="of:=1.2*10^[.C57]" office:value-type="float" office:value="12000000">
            <text:p>12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57]);[.A57];[.M57])" office:value-type="string" office:string-value="Str 12000000">
            <text:p>Str 12000000</text:p>
          </table:table-cell>
          <table:table-cell table:style-name="Default" table:formula="of:=IF(ISBLANK([.O57]);IF(ISERROR([.B57]);&quot;Err:&quot;&amp;ORG.OPENOFFICE.ERRORTYPE([.B57])=[.M57];OR([.P57]=[.B57];AND(ISNUMBER([.P57]);ISNUMBER([.B57]);OR(AND([.P57]=0;ABS([.B57])&lt;1E-307);&quot;&quot;&amp;[.B57]=&quot;&quot;&amp;[.P57]))));[.O5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f:=&quot;Str &quot;&amp;[.D58]" office:value-type="string" office:string-value="Str 120000000">
            <text:p>Str 120000000</text:p>
          </table:table-cell>
          <table:table-cell table:style-name="ce8" office:value-type="float" office:value="8">
            <text:p>8</text:p>
          </table:table-cell>
          <table:table-cell table:style-name="ce8" table:formula="of:=1.2*10^[.C58]" office:value-type="float" office:value="120000000">
            <text:p>12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58]);[.A58];[.M58])" office:value-type="string" office:string-value="Str 120000000">
            <text:p>Str 120000000</text:p>
          </table:table-cell>
          <table:table-cell table:style-name="Default" table:formula="of:=IF(ISBLANK([.O58]);IF(ISERROR([.B58]);&quot;Err:&quot;&amp;ORG.OPENOFFICE.ERRORTYPE([.B58])=[.M58];OR([.P58]=[.B58];AND(ISNUMBER([.P58]);ISNUMBER([.B58]);OR(AND([.P58]=0;ABS([.B58])&lt;1E-307);&quot;&quot;&amp;[.B58]=&quot;&quot;&amp;[.P58]))));[.O5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f:=&quot;Str &quot;&amp;[.D59]" office:value-type="string" office:string-value="Str 1200000000">
            <text:p>Str 1200000000</text:p>
          </table:table-cell>
          <table:table-cell table:style-name="ce8" office:value-type="float" office:value="9">
            <text:p>9</text:p>
          </table:table-cell>
          <table:table-cell table:style-name="ce8" table:formula="of:=1.2*10^[.C59]" office:value-type="float" office:value="1200000000">
            <text:p>12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59]);[.A59];[.M59])" office:value-type="string" office:string-value="Str 1200000000">
            <text:p>Str 1200000000</text:p>
          </table:table-cell>
          <table:table-cell table:style-name="Default" table:formula="of:=IF(ISBLANK([.O59]);IF(ISERROR([.B59]);&quot;Err:&quot;&amp;ORG.OPENOFFICE.ERRORTYPE([.B59])=[.M59];OR([.P59]=[.B59];AND(ISNUMBER([.P59]);ISNUMBER([.B59]);OR(AND([.P59]=0;ABS([.B59])&lt;1E-307);&quot;&quot;&amp;[.B59]=&quot;&quot;&amp;[.P59]))));[.O5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f:=&quot;Str &quot;&amp;[.D60]" office:value-type="string" office:string-value="Str 12000000000">
            <text:p>Str 12000000000</text:p>
          </table:table-cell>
          <table:table-cell table:style-name="ce8" office:value-type="float" office:value="10">
            <text:p>10</text:p>
          </table:table-cell>
          <table:table-cell table:style-name="ce8" table:formula="of:=1.2*10^[.C60]" office:value-type="float" office:value="12000000000">
            <text:p>12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60]);[.A60];[.M60])" office:value-type="string" office:string-value="Str 12000000000">
            <text:p>Str 12000000000</text:p>
          </table:table-cell>
          <table:table-cell table:style-name="Default" table:formula="of:=IF(ISBLANK([.O60]);IF(ISERROR([.B60]);&quot;Err:&quot;&amp;ORG.OPENOFFICE.ERRORTYPE([.B60])=[.M60];OR([.P60]=[.B60];AND(ISNUMBER([.P60]);ISNUMBER([.B60]);OR(AND([.P60]=0;ABS([.B60])&lt;1E-307);&quot;&quot;&amp;[.B60]=&quot;&quot;&amp;[.P60]))));[.O6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f:=&quot;Str &quot;&amp;[.D61]" office:value-type="string" office:string-value="Str 120000000000">
            <text:p>Str 120000000000</text:p>
          </table:table-cell>
          <table:table-cell table:style-name="ce8" office:value-type="float" office:value="11">
            <text:p>11</text:p>
          </table:table-cell>
          <table:table-cell table:style-name="ce8" table:formula="of:=1.2*10^[.C61]" office:value-type="float" office:value="120000000000">
            <text:p>12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61]);[.A61];[.M61])" office:value-type="string" office:string-value="Str 120000000000">
            <text:p>Str 120000000000</text:p>
          </table:table-cell>
          <table:table-cell table:style-name="Default" table:formula="of:=IF(ISBLANK([.O61]);IF(ISERROR([.B61]);&quot;Err:&quot;&amp;ORG.OPENOFFICE.ERRORTYPE([.B61])=[.M61];OR([.P61]=[.B61];AND(ISNUMBER([.P61]);ISNUMBER([.B61]);OR(AND([.P61]=0;ABS([.B61])&lt;1E-307);&quot;&quot;&amp;[.B61]=&quot;&quot;&amp;[.P61]))));[.O6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f:=&quot;Str &quot;&amp;[.D62]" office:value-type="string" office:string-value="Str 1200000000000">
            <text:p>Str 1200000000000</text:p>
          </table:table-cell>
          <table:table-cell table:style-name="ce8" office:value-type="float" office:value="12">
            <text:p>12</text:p>
          </table:table-cell>
          <table:table-cell table:style-name="ce8" table:formula="of:=1.2*10^[.C62]" office:value-type="float" office:value="1200000000000">
            <text:p>12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62]);[.A62];[.M62])" office:value-type="string" office:string-value="Str 1200000000000">
            <text:p>Str 1200000000000</text:p>
          </table:table-cell>
          <table:table-cell table:style-name="Default" table:formula="of:=IF(ISBLANK([.O62]);IF(ISERROR([.B62]);&quot;Err:&quot;&amp;ORG.OPENOFFICE.ERRORTYPE([.B62])=[.M62];OR([.P62]=[.B62];AND(ISNUMBER([.P62]);ISNUMBER([.B62]);OR(AND([.P62]=0;ABS([.B62])&lt;1E-307);&quot;&quot;&amp;[.B62]=&quot;&quot;&amp;[.P62]))));[.O6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f:=&quot;Str &quot;&amp;[.D63]" office:value-type="string" office:string-value="Str 12000000000000">
            <text:p>Str 12000000000000</text:p>
          </table:table-cell>
          <table:table-cell table:style-name="ce8" office:value-type="float" office:value="13">
            <text:p>13</text:p>
          </table:table-cell>
          <table:table-cell table:style-name="ce8" table:formula="of:=1.2*10^[.C63]" office:value-type="float" office:value="12000000000000">
            <text:p>12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63]);[.A63];[.M63])" office:value-type="string" office:string-value="Str 12000000000000">
            <text:p>Str 12000000000000</text:p>
          </table:table-cell>
          <table:table-cell table:style-name="Default" table:formula="of:=IF(ISBLANK([.O63]);IF(ISERROR([.B63]);&quot;Err:&quot;&amp;ORG.OPENOFFICE.ERRORTYPE([.B63])=[.M63];OR([.P63]=[.B63];AND(ISNUMBER([.P63]);ISNUMBER([.B63]);OR(AND([.P63]=0;ABS([.B63])&lt;1E-307);&quot;&quot;&amp;[.B63]=&quot;&quot;&amp;[.P63]))));[.O6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f:=&quot;Str &quot;&amp;[.D64]" office:value-type="string" office:string-value="Str 120000000000000">
            <text:p>Str 120000000000000</text:p>
          </table:table-cell>
          <table:table-cell table:style-name="ce8" office:value-type="float" office:value="14">
            <text:p>14</text:p>
          </table:table-cell>
          <table:table-cell table:style-name="ce8" table:formula="of:=1.2*10^[.C64]" office:value-type="float" office:value="120000000000000">
            <text:p>120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64]);[.A64];[.M64])" office:value-type="string" office:string-value="Str 120000000000000">
            <text:p>Str 120000000000000</text:p>
          </table:table-cell>
          <table:table-cell table:style-name="Default" table:formula="of:=IF(ISBLANK([.O64]);IF(ISERROR([.B64]);&quot;Err:&quot;&amp;ORG.OPENOFFICE.ERRORTYPE([.B64])=[.M64];OR([.P64]=[.B64];AND(ISNUMBER([.P64]);ISNUMBER([.B64]);OR(AND([.P64]=0;ABS([.B64])&lt;1E-307);&quot;&quot;&amp;[.B64]=&quot;&quot;&amp;[.P64]))));[.O6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f:=&quot;Str &quot;&amp;[.D65]" office:value-type="string" office:string-value="Str 1.2E+015">
            <text:p>Str 1.2E+015</text:p>
          </table:table-cell>
          <table:table-cell table:style-name="ce8" office:value-type="float" office:value="15">
            <text:p>15</text:p>
          </table:table-cell>
          <table:table-cell table:style-name="ce8" table:formula="of:=1.2*10^[.C65]" office:value-type="float" office:value="1.2E+015">
            <text:p>1.20000E+015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5</text:p>
          </table:table-cell>
          <table:table-cell office:value-type="string">
            <text:p>long</text:p>
          </table:table-cell>
          <table:table-cell/>
          <table:table-cell table:style-name="Default" table:formula="of:=IF(ISBLANK([.M65]);[.A65];[.M65])" office:value-type="string" office:string-value="Str 1.2E+015">
            <text:p>Str 1.2E+015</text:p>
          </table:table-cell>
          <table:table-cell table:style-name="Default" table:formula="of:=IF(ISBLANK([.O65]);IF(ISERROR([.B65]);&quot;Err:&quot;&amp;ORG.OPENOFFICE.ERRORTYPE([.B65])=[.M65];OR([.P65]=[.B65];AND(ISNUMBER([.P65]);ISNUMBER([.B65]);OR(AND([.P65]=0;ABS([.B65])&lt;1E-307);&quot;&quot;&amp;[.B65]=&quot;&quot;&amp;[.P65]))));[.O6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f:=&quot;Str &quot;&amp;[.D66]" office:value-type="string" office:string-value="Str 1.2E+016">
            <text:p>Str 1.2E+016</text:p>
          </table:table-cell>
          <table:table-cell table:style-name="ce8" office:value-type="float" office:value="16">
            <text:p>16</text:p>
          </table:table-cell>
          <table:table-cell table:style-name="ce8" table:formula="of:=1.2*10^[.C66]" office:value-type="float" office:value="1.2E+016">
            <text:p>1.20000E+016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6</text:p>
          </table:table-cell>
          <table:table-cell office:value-type="string">
            <text:p>long</text:p>
          </table:table-cell>
          <table:table-cell/>
          <table:table-cell table:style-name="Default" table:formula="of:=IF(ISBLANK([.M66]);[.A66];[.M66])" office:value-type="string" office:string-value="Str 1.2E+016">
            <text:p>Str 1.2E+016</text:p>
          </table:table-cell>
          <table:table-cell table:style-name="Default" table:formula="of:=IF(ISBLANK([.O66]);IF(ISERROR([.B66]);&quot;Err:&quot;&amp;ORG.OPENOFFICE.ERRORTYPE([.B66])=[.M66];OR([.P66]=[.B66];AND(ISNUMBER([.P66]);ISNUMBER([.B66]);OR(AND([.P66]=0;ABS([.B66])&lt;1E-307);&quot;&quot;&amp;[.B66]=&quot;&quot;&amp;[.P66]))));[.O6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f:=&quot;Str &quot;&amp;[.D67]" office:value-type="string" office:string-value="Str 1.2E+017">
            <text:p>Str 1.2E+017</text:p>
          </table:table-cell>
          <table:table-cell table:style-name="ce8" office:value-type="float" office:value="17">
            <text:p>17</text:p>
          </table:table-cell>
          <table:table-cell table:style-name="ce8" table:formula="of:=1.2*10^[.C67]" office:value-type="float" office:value="1.2E+017">
            <text:p>1.20000E+017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7</text:p>
          </table:table-cell>
          <table:table-cell office:value-type="string">
            <text:p>long</text:p>
          </table:table-cell>
          <table:table-cell/>
          <table:table-cell table:style-name="Default" table:formula="of:=IF(ISBLANK([.M67]);[.A67];[.M67])" office:value-type="string" office:string-value="Str 1.2E+017">
            <text:p>Str 1.2E+017</text:p>
          </table:table-cell>
          <table:table-cell table:style-name="Default" table:formula="of:=IF(ISBLANK([.O67]);IF(ISERROR([.B67]);&quot;Err:&quot;&amp;ORG.OPENOFFICE.ERRORTYPE([.B67])=[.M67];OR([.P67]=[.B67];AND(ISNUMBER([.P67]);ISNUMBER([.B67]);OR(AND([.P67]=0;ABS([.B67])&lt;1E-307);&quot;&quot;&amp;[.B67]=&quot;&quot;&amp;[.P67]))));[.O6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f:=&quot;Str &quot;&amp;[.D68]" office:value-type="string" office:string-value="Str 1.2E+018">
            <text:p>Str 1.2E+018</text:p>
          </table:table-cell>
          <table:table-cell table:style-name="ce8" office:value-type="float" office:value="18">
            <text:p>18</text:p>
          </table:table-cell>
          <table:table-cell table:style-name="ce8" table:formula="of:=1.2*10^[.C68]" office:value-type="float" office:value="1.2E+018">
            <text:p>1.20000E+018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8</text:p>
          </table:table-cell>
          <table:table-cell office:value-type="string">
            <text:p>long</text:p>
          </table:table-cell>
          <table:table-cell/>
          <table:table-cell table:style-name="Default" table:formula="of:=IF(ISBLANK([.M68]);[.A68];[.M68])" office:value-type="string" office:string-value="Str 1.2E+018">
            <text:p>Str 1.2E+018</text:p>
          </table:table-cell>
          <table:table-cell table:style-name="Default" table:formula="of:=IF(ISBLANK([.O68]);IF(ISERROR([.B68]);&quot;Err:&quot;&amp;ORG.OPENOFFICE.ERRORTYPE([.B68])=[.M68];OR([.P68]=[.B68];AND(ISNUMBER([.P68]);ISNUMBER([.B68]);OR(AND([.P68]=0;ABS([.B68])&lt;1E-307);&quot;&quot;&amp;[.B68]=&quot;&quot;&amp;[.P68]))));[.O6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f:=&quot;Str &quot;&amp;[.D69]" office:value-type="string" office:string-value="Str 1.2E+019">
            <text:p>Str 1.2E+019</text:p>
          </table:table-cell>
          <table:table-cell table:style-name="ce8" office:value-type="float" office:value="19">
            <text:p>19</text:p>
          </table:table-cell>
          <table:table-cell table:style-name="ce8" table:formula="of:=1.2*10^[.C69]" office:value-type="float" office:value="1.2E+019">
            <text:p>1.200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9</text:p>
          </table:table-cell>
          <table:table-cell office:value-type="string">
            <text:p>long</text:p>
          </table:table-cell>
          <table:table-cell/>
          <table:table-cell table:style-name="Default" table:formula="of:=IF(ISBLANK([.M69]);[.A69];[.M69])" office:value-type="string" office:string-value="Str 1.2E+019">
            <text:p>Str 1.2E+019</text:p>
          </table:table-cell>
          <table:table-cell table:style-name="Default" table:formula="of:=IF(ISBLANK([.O69]);IF(ISERROR([.B69]);&quot;Err:&quot;&amp;ORG.OPENOFFICE.ERRORTYPE([.B69])=[.M69];OR([.P69]=[.B69];AND(ISNUMBER([.P69]);ISNUMBER([.B69]);OR(AND([.P69]=0;ABS([.B69])&lt;1E-307);&quot;&quot;&amp;[.B69]=&quot;&quot;&amp;[.P69]))));[.O6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0</text:p>
          </table:table-cell>
          <table:table-cell table:formula="of:=&quot;Str &quot;&amp;[.D70]" office:value-type="string" office:string-value="Str 1.2E+020">
            <text:p>Str 1.2E+020</text:p>
          </table:table-cell>
          <table:table-cell table:style-name="ce8" office:value-type="float" office:value="20">
            <text:p>20</text:p>
          </table:table-cell>
          <table:table-cell table:style-name="ce8" table:formula="of:=1.2*10^[.C70]" office:value-type="float" office:value="1.2E+020">
            <text:p>1.200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0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70]);[.A70];[.M70])" office:value-type="string" office:string-value="Str 1.2E+020">
            <text:p>Str 1.2E+020</text:p>
          </table:table-cell>
          <table:table-cell table:style-name="Default" table:formula="of:=IF(ISBLANK([.O70]);IF(ISERROR([.B70]);&quot;Err:&quot;&amp;ORG.OPENOFFICE.ERRORTYPE([.B70])=[.M70];OR([.P70]=[.B70];AND(ISNUMBER([.P70]);ISNUMBER([.B70]);OR(AND([.P70]=0;ABS([.B70])&lt;1E-307);&quot;&quot;&amp;[.B70]=&quot;&quot;&amp;[.P70]))));[.O7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1</text:p>
          </table:table-cell>
          <table:table-cell table:formula="of:=&quot;Str &quot;&amp;[.D71]" office:value-type="string" office:string-value="Str 1.2E+021">
            <text:p>Str 1.2E+021</text:p>
          </table:table-cell>
          <table:table-cell table:style-name="ce8" office:value-type="float" office:value="21">
            <text:p>21</text:p>
          </table:table-cell>
          <table:table-cell table:style-name="ce8" table:formula="of:=1.2*10^[.C71]" office:value-type="float" office:value="1.2E+021">
            <text:p>1.20000E+021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1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71]);[.A71];[.M71])" office:value-type="string" office:string-value="Str 1.2E+021">
            <text:p>Str 1.2E+021</text:p>
          </table:table-cell>
          <table:table-cell table:style-name="Default" table:formula="of:=IF(ISBLANK([.O71]);IF(ISERROR([.B71]);&quot;Err:&quot;&amp;ORG.OPENOFFICE.ERRORTYPE([.B71])=[.M71];OR([.P71]=[.B71];AND(ISNUMBER([.P71]);ISNUMBER([.B71]);OR(AND([.P71]=0;ABS([.B71])&lt;1E-307);&quot;&quot;&amp;[.B71]=&quot;&quot;&amp;[.P71]))));[.O7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340000000000000000</text:p>
          </table:table-cell>
          <table:table-cell table:formula="of:=&quot;Str &quot;&amp;[.D72]" office:value-type="string" office:string-value="Str 1.234E+019">
            <text:p>Str 1.234E+019</text:p>
          </table:table-cell>
          <table:table-cell table:style-name="ce8" office:value-type="float" office:value="18">
            <text:p>18</text:p>
          </table:table-cell>
          <table:table-cell table:style-name="ce8" table:formula="of:=12.34*10^[.C72]" office:value-type="float" office:value="1.234E+019">
            <text:p>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34E+019</text:p>
          </table:table-cell>
          <table:table-cell office:value-type="string">
            <text:p>long</text:p>
          </table:table-cell>
          <table:table-cell/>
          <table:table-cell table:style-name="Default" table:formula="of:=IF(ISBLANK([.M72]);[.A72];[.M72])" office:value-type="string" office:string-value="Str 1.234E+019">
            <text:p>Str 1.234E+019</text:p>
          </table:table-cell>
          <table:table-cell table:style-name="Default" table:formula="of:=IF(ISBLANK([.O72]);IF(ISERROR([.B72]);&quot;Err:&quot;&amp;ORG.OPENOFFICE.ERRORTYPE([.B72])=[.M72];OR([.P72]=[.B72];AND(ISNUMBER([.P72]);ISNUMBER([.B72]);OR(AND([.P72]=0;ABS([.B72])&lt;1E-307);&quot;&quot;&amp;[.B72]=&quot;&quot;&amp;[.P72]))));[.O7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34E+20</text:p>
          </table:table-cell>
          <table:table-cell table:formula="of:=&quot;Str &quot;&amp;[.D73]" office:value-type="string" office:string-value="Str 1.234E+020">
            <text:p>Str 1.234E+020</text:p>
          </table:table-cell>
          <table:table-cell table:style-name="ce8" office:value-type="float" office:value="19">
            <text:p>19</text:p>
          </table:table-cell>
          <table:table-cell table:style-name="ce8" table:formula="of:=12.34*10^[.C73]" office:value-type="float" office:value="1.234E+020">
            <text:p>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34E+020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73]);[.A73];[.M73])" office:value-type="string" office:string-value="Str 1.234E+020">
            <text:p>Str 1.234E+020</text:p>
          </table:table-cell>
          <table:table-cell table:style-name="Default" table:formula="of:=IF(ISBLANK([.O73]);IF(ISERROR([.B73]);&quot;Err:&quot;&amp;ORG.OPENOFFICE.ERRORTYPE([.B73])=[.M73];OR([.P73]=[.B73];AND(ISNUMBER([.P73]);ISNUMBER([.B73]);OR(AND([.P73]=0;ABS([.B73])&lt;1E-307);&quot;&quot;&amp;[.B73]=&quot;&quot;&amp;[.P73]))));[.O7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2340000000000000000</text:p>
          </table:table-cell>
          <table:table-cell table:formula="of:=&quot;Str &quot;&amp;[.D74]" office:value-type="string" office:string-value="Str -1.234E+019">
            <text:p>Str -1.234E+019</text:p>
          </table:table-cell>
          <table:table-cell table:style-name="ce8" office:value-type="float" office:value="18">
            <text:p>18</text:p>
          </table:table-cell>
          <table:table-cell table:style-name="ce8" table:formula="of:=-(12.34*10^[.C74])" office:value-type="float" office:value="-1.234E+019">
            <text:p>-1.234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-1.234E+019</text:p>
          </table:table-cell>
          <table:table-cell office:value-type="string">
            <text:p>long</text:p>
          </table:table-cell>
          <table:table-cell/>
          <table:table-cell table:style-name="Default" table:formula="of:=IF(ISBLANK([.M74]);[.A74];[.M74])" office:value-type="string" office:string-value="Str -1.234E+019">
            <text:p>Str -1.234E+019</text:p>
          </table:table-cell>
          <table:table-cell table:style-name="Default" table:formula="of:=IF(ISBLANK([.O74]);IF(ISERROR([.B74]);&quot;Err:&quot;&amp;ORG.OPENOFFICE.ERRORTYPE([.B74])=[.M74];OR([.P74]=[.B74];AND(ISNUMBER([.P74]);ISNUMBER([.B74]);OR(AND([.P74]=0;ABS([.B74])&lt;1E-307);&quot;&quot;&amp;[.B74]=&quot;&quot;&amp;[.P74]))));[.O7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-1.234E+20</text:p>
          </table:table-cell>
          <table:table-cell table:formula="of:=&quot;Str &quot;&amp;[.D75]" office:value-type="string" office:string-value="Str -1.234E+020">
            <text:p>Str -1.234E+020</text:p>
          </table:table-cell>
          <table:table-cell table:style-name="ce8" office:value-type="float" office:value="19">
            <text:p>19</text:p>
          </table:table-cell>
          <table:table-cell table:style-name="ce8" table:formula="of:=-(12.34*10^[.C75])" office:value-type="float" office:value="-1.234E+020">
            <text:p>-1.234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-1.234E+020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75]);[.A75];[.M75])" office:value-type="string" office:string-value="Str -1.234E+020">
            <text:p>Str -1.234E+020</text:p>
          </table:table-cell>
          <table:table-cell table:style-name="Default" table:formula="of:=IF(ISBLANK([.O75]);IF(ISERROR([.B75]);&quot;Err:&quot;&amp;ORG.OPENOFFICE.ERRORTYPE([.B75])=[.M75];OR([.P75]=[.B75];AND(ISNUMBER([.P75]);ISNUMBER([.B75]);OR(AND([.P75]=0;ABS([.B75])&lt;1E-307);&quot;&quot;&amp;[.B75]=&quot;&quot;&amp;[.P75]))));[.O75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Zero is 0</text:p>
          </table:table-cell>
          <table:table-cell table:formula="of:=CONCATENATE([.C77];&quot; is &quot;;[.D77])" office:value-type="string" office:string-value="Zero is 0">
            <text:p>Zero is 0</text:p>
          </table:table-cell>
          <table:table-cell table:style-name="ce8" office:value-type="string">
            <text:p>Zero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7]);[.A77];[.M77])" office:value-type="string" office:string-value="Zero is 0">
            <text:p>Zero is 0</text:p>
          </table:table-cell>
          <table:table-cell table:style-name="Default" table:formula="of:=IF(ISBLANK([.O77]);IF(ISERROR([.B77]);&quot;Err:&quot;&amp;ORG.OPENOFFICE.ERRORTYPE([.B77])=[.M77];OR([.P77]=[.B77];AND(ISNUMBER([.P77]);ISNUMBER([.B77]);OR(AND([.P77]=0;ABS([.B77])&lt;1E-307);&quot;&quot;&amp;[.B77]=&quot;&quot;&amp;[.P77]))));[.O7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Fraction is 12345.6789</text:p>
          </table:table-cell>
          <table:table-cell table:formula="of:=CONCATENATE([.C78];&quot; is &quot;;[.D78])" office:value-type="string" office:string-value="Fraction is 12345.6789">
            <text:p>Fraction is 12345.6789</text:p>
          </table:table-cell>
          <table:table-cell table:style-name="ce8" office:value-type="string">
            <text:p>Fraction</text:p>
          </table:table-cell>
          <table:table-cell table:style-name="ce8" office:value-type="float" office:value="12345.6789">
            <text:p>12345.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8]);[.A78];[.M78])" office:value-type="string" office:string-value="Fraction is 12345.6789">
            <text:p>Fraction is 12345.6789</text:p>
          </table:table-cell>
          <table:table-cell table:style-name="Default" table:formula="of:=IF(ISBLANK([.O78]);IF(ISERROR([.B78]);&quot;Err:&quot;&amp;ORG.OPENOFFICE.ERRORTYPE([.B78])=[.M78];OR([.P78]=[.B78];AND(ISNUMBER([.P78]);ISNUMBER([.B78]);OR(AND([.P78]=0;ABS([.B78])&lt;1E-307);&quot;&quot;&amp;[.B78]=&quot;&quot;&amp;[.P78]))));[.O7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Exponent is 12000000000</text:p>
          </table:table-cell>
          <table:table-cell table:formula="of:=CONCATENATE([.C79];&quot; is &quot;;[.D79])" office:value-type="string" office:string-value="Exponent is 12000000000">
            <text:p>Exponent is 12000000000</text:p>
          </table:table-cell>
          <table:table-cell table:style-name="ce8" office:value-type="string">
            <text:p>Exponent</text:p>
          </table:table-cell>
          <table:table-cell table:style-name="ce9" office:value-type="float" office:value="12000000000">
            <text:p>1.20E+1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79]);[.A79];[.M79])" office:value-type="string" office:string-value="Exponent is 12000000000">
            <text:p>Exponent is 12000000000</text:p>
          </table:table-cell>
          <table:table-cell table:style-name="Default" table:formula="of:=IF(ISBLANK([.O79]);IF(ISERROR([.B79]);&quot;Err:&quot;&amp;ORG.OPENOFFICE.ERRORTYPE([.B79])=[.M79];OR([.P79]=[.B79];AND(ISNUMBER([.P79]);ISNUMBER([.B79]);OR(AND([.P79]=0;ABS([.B79])&lt;1E-307);&quot;&quot;&amp;[.B79]=&quot;&quot;&amp;[.P79]))));[.O7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Integer is 123456789</text:p>
          </table:table-cell>
          <table:table-cell table:formula="of:=CONCATENATE([.C80];&quot; is &quot;;[.D80])" office:value-type="string" office:string-value="Integer is 123456789">
            <text:p>Integer is 123456789</text:p>
          </table:table-cell>
          <table:table-cell table:style-name="ce8" office:value-type="string">
            <text:p>Integer</text:p>
          </table:table-cell>
          <table:table-cell table:style-name="ce8" office:value-type="float" office:value="123456789">
            <text:p>123456789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0]);[.A80];[.M80])" office:value-type="string" office:string-value="Integer is 123456789">
            <text:p>Integer is 123456789</text:p>
          </table:table-cell>
          <table:table-cell table:style-name="Default" table:formula="of:=IF(ISBLANK([.O80]);IF(ISERROR([.B80]);&quot;Err:&quot;&amp;ORG.OPENOFFICE.ERRORTYPE([.B80])=[.M80];OR([.P80]=[.B80];AND(ISNUMBER([.P80]);ISNUMBER([.B80]);OR(AND([.P80]=0;ABS([.B80])&lt;1E-307);&quot;&quot;&amp;[.B80]=&quot;&quot;&amp;[.P80]))));[.O8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Percent is 0.1</text:p>
          </table:table-cell>
          <table:table-cell table:formula="of:=CONCATENATE([.C81];&quot; is &quot;;[.D81])" office:value-type="string" office:string-value="Percent is 0.1">
            <text:p>Percent is 0.1</text:p>
          </table:table-cell>
          <table:table-cell table:style-name="ce8" office:value-type="string">
            <text:p>Percent</text:p>
          </table:table-cell>
          <table:table-cell table:style-name="ce10" office:value-type="percentage" office:value="0.1">
            <text:p>10%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1]);[.A81];[.M81])" office:value-type="string" office:string-value="Percent is 0.1">
            <text:p>Percent is 0.1</text:p>
          </table:table-cell>
          <table:table-cell table:style-name="Default" table:formula="of:=IF(ISBLANK([.O81]);IF(ISERROR([.B81]);&quot;Err:&quot;&amp;ORG.OPENOFFICE.ERRORTYPE([.B81])=[.M81];OR([.P81]=[.B81];AND(ISNUMBER([.P81]);ISNUMBER([.B81]);OR(AND([.P81]=0;ABS([.B81])&lt;1E-307);&quot;&quot;&amp;[.B81]=&quot;&quot;&amp;[.P81]))));[.O8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Date is 38032</text:p>
          </table:table-cell>
          <table:table-cell table:formula="of:=CONCATENATE(&quot;Date is &quot;;[.C82])" office:value-type="string" office:string-value="Date is 38032">
            <text:p>Date is 38032</text:p>
          </table:table-cell>
          <table:table-cell table:style-name="ce12" office:value-type="date" office:date-value="2004-02-15">
            <text:p>2/15/200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2]);[.A82];[.M82])" office:value-type="string" office:string-value="Date is 38032">
            <text:p>Date is 38032</text:p>
          </table:table-cell>
          <table:table-cell table:style-name="Default" table:formula="of:=IF(ISBLANK([.O82]);IF(ISERROR([.B82]);&quot;Err:&quot;&amp;ORG.OPENOFFICE.ERRORTYPE([.B82])=[.M82];OR([.P82]=[.B82];AND(ISNUMBER([.P82]);ISNUMBER([.B82]);OR(AND([.P82]=0;ABS([.B82])&lt;1E-307);&quot;&quot;&amp;[.B82]=&quot;&quot;&amp;[.P82]))));[.O8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CONCATENATE(&quot;Bool is &quot;;[.C83])" office:value-type="string" office:string-value="Bool is 1">
            <text:p>Bool is 1</text:p>
          </table:table-cell>
          <table:table-cell table:style-name="ce11" office:value-type="boolean" office:boolean-value="true">
            <text:p>TRU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3]);[.A83];[.M83])" office:value-type="string" office:string-value="Bool is 1">
            <text:p>Bool is 1</text:p>
          </table:table-cell>
          <table:table-cell table:style-name="Default" table:formula="of:=IF(ISBLANK([.O83]);IF(ISERROR([.B83]);&quot;Err:&quot;&amp;ORG.OPENOFFICE.ERRORTYPE([.B83])=[.M83];OR([.P83]=[.B83];AND(ISNUMBER([.P83]);ISNUMBER([.B83]);OR(AND([.P83]=0;ABS([.B83])&lt;1E-307);&quot;&quot;&amp;[.B83]=&quot;&quot;&amp;[.P83]))));[.O8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CONCATENATE(&quot;Bool is &quot;;[.C84])" office:value-type="string" office:string-value="Bool is 0">
            <text:p>Bool is 0</text:p>
          </table:table-cell>
          <table:table-cell table:style-name="ce11" office:value-type="boolean" office:boolean-value="false">
            <text:p>FALSE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4]);[.A84];[.M84])" office:value-type="string" office:string-value="Bool is 0">
            <text:p>Bool is 0</text:p>
          </table:table-cell>
          <table:table-cell table:style-name="Default" table:formula="of:=IF(ISBLANK([.O84]);IF(ISERROR([.B84]);&quot;Err:&quot;&amp;ORG.OPENOFFICE.ERRORTYPE([.B84])=[.M84];OR([.P84]=[.B84];AND(ISNUMBER([.P84]);ISNUMBER([.B84]);OR(AND([.P84]=0;ABS([.B84])&lt;1E-307);&quot;&quot;&amp;[.B84]=&quot;&quot;&amp;[.P84]))));[.O8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1</text:p>
          </table:table-cell>
          <table:table-cell table:formula="of:=CONCATENATE(&quot;Bool is &quot;;([.C85]=[.D85]))" office:value-type="string" office:string-value="Bool is 1">
            <text:p>Bool is 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5]);[.A85];[.M85])" office:value-type="string" office:string-value="Bool is 1">
            <text:p>Bool is 1</text:p>
          </table:table-cell>
          <table:table-cell table:style-name="Default" table:formula="of:=IF(ISBLANK([.O85]);IF(ISERROR([.B85]);&quot;Err:&quot;&amp;ORG.OPENOFFICE.ERRORTYPE([.B85])=[.M85];OR([.P85]=[.B85];AND(ISNUMBER([.P85]);ISNUMBER([.B85]);OR(AND([.P85]=0;ABS([.B85])&lt;1E-307);&quot;&quot;&amp;[.B85]=&quot;&quot;&amp;[.P85]))));[.O8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Bool is 0</text:p>
          </table:table-cell>
          <table:table-cell table:formula="of:=CONCATENATE(&quot;Bool is &quot;;([.C86]=[.D86]))" office:value-type="string" office:string-value="Bool is 0">
            <text:p>Bool is 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6]);[.A86];[.M86])" office:value-type="string" office:string-value="Bool is 0">
            <text:p>Bool is 0</text:p>
          </table:table-cell>
          <table:table-cell table:style-name="Default" table:formula="of:=IF(ISBLANK([.O86]);IF(ISERROR([.B86]);&quot;Err:&quot;&amp;ORG.OPENOFFICE.ERRORTYPE([.B86])=[.M86];OR([.P86]=[.B86];AND(ISNUMBER([.P86]);ISNUMBER([.B86]);OR(AND([.P86]=0;ABS([.B86])&lt;1E-307);&quot;&quot;&amp;[.B86]=&quot;&quot;&amp;[.P86]))));[.O86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string">
            <text:p>Str 12</text:p>
          </table:table-cell>
          <table:table-cell table:formula="of:=CONCATENATE(&quot;Str &quot;;[.D88])" office:value-type="string" office:string-value="Str 12">
            <text:p>Str 12</text:p>
          </table:table-cell>
          <table:table-cell table:style-name="ce8" office:value-type="float" office:value="1">
            <text:p>1</text:p>
          </table:table-cell>
          <table:table-cell table:style-name="ce8" table:formula="of:=1.2*10^[.C88]" office:value-type="float" office:value="12">
            <text:p>12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office:value-type="string">
            <text:p>Plain vs. scientific format</text:p>
          </table:table-cell>
          <table:table-cell/>
          <table:table-cell table:style-name="ce14"/>
          <table:table-cell/>
          <table:table-cell/>
          <table:table-cell table:style-name="Default" table:formula="of:=IF(ISBLANK([.M88]);[.A88];[.M88])" office:value-type="string" office:string-value="Str 12">
            <text:p>Str 12</text:p>
          </table:table-cell>
          <table:table-cell table:style-name="Default" table:formula="of:=IF(ISBLANK([.O88]);IF(ISERROR([.B88]);&quot;Err:&quot;&amp;ORG.OPENOFFICE.ERRORTYPE([.B88])=[.M88];OR([.P88]=[.B88];AND(ISNUMBER([.P88]);ISNUMBER([.B88]);OR(AND([.P88]=0;ABS([.B88])&lt;1E-307);&quot;&quot;&amp;[.B88]=&quot;&quot;&amp;[.P88]))));[.O8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</text:p>
          </table:table-cell>
          <table:table-cell table:formula="of:=CONCATENATE(&quot;Str &quot;;[.D89])" office:value-type="string" office:string-value="Str 120">
            <text:p>Str 120</text:p>
          </table:table-cell>
          <table:table-cell table:style-name="ce8" office:value-type="float" office:value="2">
            <text:p>2</text:p>
          </table:table-cell>
          <table:table-cell table:style-name="ce8" table:formula="of:=1.2*10^[.C89]" office:value-type="float" office:value="120">
            <text:p>1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89]);[.A89];[.M89])" office:value-type="string" office:string-value="Str 120">
            <text:p>Str 120</text:p>
          </table:table-cell>
          <table:table-cell table:style-name="Default" table:formula="of:=IF(ISBLANK([.O89]);IF(ISERROR([.B89]);&quot;Err:&quot;&amp;ORG.OPENOFFICE.ERRORTYPE([.B89])=[.M89];OR([.P89]=[.B89];AND(ISNUMBER([.P89]);ISNUMBER([.B89]);OR(AND([.P89]=0;ABS([.B89])&lt;1E-307);&quot;&quot;&amp;[.B89]=&quot;&quot;&amp;[.P89]))));[.O8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</text:p>
          </table:table-cell>
          <table:table-cell table:formula="of:=CONCATENATE(&quot;Str &quot;;[.D90])" office:value-type="string" office:string-value="Str 1200">
            <text:p>Str 1200</text:p>
          </table:table-cell>
          <table:table-cell table:style-name="ce8" office:value-type="float" office:value="3">
            <text:p>3</text:p>
          </table:table-cell>
          <table:table-cell table:style-name="ce8" table:formula="of:=1.2*10^[.C90]" office:value-type="float" office:value="1200">
            <text:p>12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0]);[.A90];[.M90])" office:value-type="string" office:string-value="Str 1200">
            <text:p>Str 1200</text:p>
          </table:table-cell>
          <table:table-cell table:style-name="Default" table:formula="of:=IF(ISBLANK([.O90]);IF(ISERROR([.B90]);&quot;Err:&quot;&amp;ORG.OPENOFFICE.ERRORTYPE([.B90])=[.M90];OR([.P90]=[.B90];AND(ISNUMBER([.P90]);ISNUMBER([.B90]);OR(AND([.P90]=0;ABS([.B90])&lt;1E-307);&quot;&quot;&amp;[.B90]=&quot;&quot;&amp;[.P90]))));[.O9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</text:p>
          </table:table-cell>
          <table:table-cell table:formula="of:=CONCATENATE(&quot;Str &quot;;[.D91])" office:value-type="string" office:string-value="Str 12000">
            <text:p>Str 12000</text:p>
          </table:table-cell>
          <table:table-cell table:style-name="ce8" office:value-type="float" office:value="4">
            <text:p>4</text:p>
          </table:table-cell>
          <table:table-cell table:style-name="ce8" table:formula="of:=1.2*10^[.C91]" office:value-type="float" office:value="12000">
            <text:p>12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1]);[.A91];[.M91])" office:value-type="string" office:string-value="Str 12000">
            <text:p>Str 12000</text:p>
          </table:table-cell>
          <table:table-cell table:style-name="Default" table:formula="of:=IF(ISBLANK([.O91]);IF(ISERROR([.B91]);&quot;Err:&quot;&amp;ORG.OPENOFFICE.ERRORTYPE([.B91])=[.M91];OR([.P91]=[.B91];AND(ISNUMBER([.P91]);ISNUMBER([.B91]);OR(AND([.P91]=0;ABS([.B91])&lt;1E-307);&quot;&quot;&amp;[.B91]=&quot;&quot;&amp;[.P91]))));[.O9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4" office:value-type="string">
            <text:p>Str 120000</text:p>
          </table:table-cell>
          <table:table-cell table:formula="of:=CONCATENATE(&quot;Str &quot;;[.D92])" office:value-type="string" office:string-value="Str 120000">
            <text:p>Str 120000</text:p>
          </table:table-cell>
          <table:table-cell table:style-name="ce8" office:value-type="float" office:value="5">
            <text:p>5</text:p>
          </table:table-cell>
          <table:table-cell table:style-name="ce8" table:formula="of:=1.2*10^[.C92]" office:value-type="float" office:value="120000">
            <text:p>12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2]);[.A92];[.M92])" office:value-type="string" office:string-value="Str 120000">
            <text:p>Str 120000</text:p>
          </table:table-cell>
          <table:table-cell table:style-name="Default" table:formula="of:=IF(ISBLANK([.O92]);IF(ISERROR([.B92]);&quot;Err:&quot;&amp;ORG.OPENOFFICE.ERRORTYPE([.B92])=[.M92];OR([.P92]=[.B92];AND(ISNUMBER([.P92]);ISNUMBER([.B92]);OR(AND([.P92]=0;ABS([.B92])&lt;1E-307);&quot;&quot;&amp;[.B92]=&quot;&quot;&amp;[.P92]))));[.O9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</text:p>
          </table:table-cell>
          <table:table-cell table:formula="of:=CONCATENATE(&quot;Str &quot;;[.D93])" office:value-type="string" office:string-value="Str 1200000">
            <text:p>Str 1200000</text:p>
          </table:table-cell>
          <table:table-cell table:style-name="ce8" office:value-type="float" office:value="6">
            <text:p>6</text:p>
          </table:table-cell>
          <table:table-cell table:style-name="ce8" table:formula="of:=1.2*10^[.C93]" office:value-type="float" office:value="1200000">
            <text:p>12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/>
          <table:table-cell/>
          <table:table-cell table:style-name="Default" table:formula="of:=IF(ISBLANK([.M93]);[.A93];[.M93])" office:value-type="string" office:string-value="Str 1200000">
            <text:p>Str 1200000</text:p>
          </table:table-cell>
          <table:table-cell table:style-name="Default" table:formula="of:=IF(ISBLANK([.O93]);IF(ISERROR([.B93]);&quot;Err:&quot;&amp;ORG.OPENOFFICE.ERRORTYPE([.B93])=[.M93];OR([.P93]=[.B93];AND(ISNUMBER([.P93]);ISNUMBER([.B93]);OR(AND([.P93]=0;ABS([.B93])&lt;1E-307);&quot;&quot;&amp;[.B93]=&quot;&quot;&amp;[.P93]))));[.O9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</text:p>
          </table:table-cell>
          <table:table-cell table:formula="of:=CONCATENATE(&quot;Str &quot;;[.D94])" office:value-type="string" office:string-value="Str 12000000">
            <text:p>Str 12000000</text:p>
          </table:table-cell>
          <table:table-cell table:style-name="ce8" office:value-type="float" office:value="7">
            <text:p>7</text:p>
          </table:table-cell>
          <table:table-cell table:style-name="ce8" table:formula="of:=1.2*10^[.C94]" office:value-type="float" office:value="12000000">
            <text:p>12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94]);[.A94];[.M94])" office:value-type="string" office:string-value="Str 12000000">
            <text:p>Str 12000000</text:p>
          </table:table-cell>
          <table:table-cell table:style-name="Default" table:formula="of:=IF(ISBLANK([.O94]);IF(ISERROR([.B94]);&quot;Err:&quot;&amp;ORG.OPENOFFICE.ERRORTYPE([.B94])=[.M94];OR([.P94]=[.B94];AND(ISNUMBER([.P94]);ISNUMBER([.B94]);OR(AND([.P94]=0;ABS([.B94])&lt;1E-307);&quot;&quot;&amp;[.B94]=&quot;&quot;&amp;[.P94]))));[.O9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</text:p>
          </table:table-cell>
          <table:table-cell table:formula="of:=CONCATENATE(&quot;Str &quot;;[.D95])" office:value-type="string" office:string-value="Str 120000000">
            <text:p>Str 120000000</text:p>
          </table:table-cell>
          <table:table-cell table:style-name="ce8" office:value-type="float" office:value="8">
            <text:p>8</text:p>
          </table:table-cell>
          <table:table-cell table:style-name="ce8" table:formula="of:=1.2*10^[.C95]" office:value-type="float" office:value="120000000">
            <text:p>12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95]);[.A95];[.M95])" office:value-type="string" office:string-value="Str 120000000">
            <text:p>Str 120000000</text:p>
          </table:table-cell>
          <table:table-cell table:style-name="Default" table:formula="of:=IF(ISBLANK([.O95]);IF(ISERROR([.B95]);&quot;Err:&quot;&amp;ORG.OPENOFFICE.ERRORTYPE([.B95])=[.M95];OR([.P95]=[.B95];AND(ISNUMBER([.P95]);ISNUMBER([.B95]);OR(AND([.P95]=0;ABS([.B95])&lt;1E-307);&quot;&quot;&amp;[.B95]=&quot;&quot;&amp;[.P95]))));[.O9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</text:p>
          </table:table-cell>
          <table:table-cell table:formula="of:=CONCATENATE(&quot;Str &quot;;[.D96])" office:value-type="string" office:string-value="Str 1200000000">
            <text:p>Str 1200000000</text:p>
          </table:table-cell>
          <table:table-cell table:style-name="ce8" office:value-type="float" office:value="9">
            <text:p>9</text:p>
          </table:table-cell>
          <table:table-cell table:style-name="ce8" table:formula="of:=1.2*10^[.C96]" office:value-type="float" office:value="1200000000">
            <text:p>12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96]);[.A96];[.M96])" office:value-type="string" office:string-value="Str 1200000000">
            <text:p>Str 1200000000</text:p>
          </table:table-cell>
          <table:table-cell table:style-name="Default" table:formula="of:=IF(ISBLANK([.O96]);IF(ISERROR([.B96]);&quot;Err:&quot;&amp;ORG.OPENOFFICE.ERRORTYPE([.B96])=[.M96];OR([.P96]=[.B96];AND(ISNUMBER([.P96]);ISNUMBER([.B96]);OR(AND([.P96]=0;ABS([.B96])&lt;1E-307);&quot;&quot;&amp;[.B96]=&quot;&quot;&amp;[.P96]))));[.O9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</text:p>
          </table:table-cell>
          <table:table-cell table:formula="of:=CONCATENATE(&quot;Str &quot;;[.D97])" office:value-type="string" office:string-value="Str 12000000000">
            <text:p>Str 12000000000</text:p>
          </table:table-cell>
          <table:table-cell table:style-name="ce8" office:value-type="float" office:value="10">
            <text:p>10</text:p>
          </table:table-cell>
          <table:table-cell table:style-name="ce8" table:formula="of:=1.2*10^[.C97]" office:value-type="float" office:value="12000000000">
            <text:p>12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97]);[.A97];[.M97])" office:value-type="string" office:string-value="Str 12000000000">
            <text:p>Str 12000000000</text:p>
          </table:table-cell>
          <table:table-cell table:style-name="Default" table:formula="of:=IF(ISBLANK([.O97]);IF(ISERROR([.B97]);&quot;Err:&quot;&amp;ORG.OPENOFFICE.ERRORTYPE([.B97])=[.M97];OR([.P97]=[.B97];AND(ISNUMBER([.P97]);ISNUMBER([.B97]);OR(AND([.P97]=0;ABS([.B97])&lt;1E-307);&quot;&quot;&amp;[.B97]=&quot;&quot;&amp;[.P97]))));[.O9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</text:p>
          </table:table-cell>
          <table:table-cell table:formula="of:=CONCATENATE(&quot;Str &quot;;[.D98])" office:value-type="string" office:string-value="Str 120000000000">
            <text:p>Str 120000000000</text:p>
          </table:table-cell>
          <table:table-cell table:style-name="ce8" office:value-type="float" office:value="11">
            <text:p>11</text:p>
          </table:table-cell>
          <table:table-cell table:style-name="ce8" table:formula="of:=1.2*10^[.C98]" office:value-type="float" office:value="120000000000">
            <text:p>12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98]);[.A98];[.M98])" office:value-type="string" office:string-value="Str 120000000000">
            <text:p>Str 120000000000</text:p>
          </table:table-cell>
          <table:table-cell table:style-name="Default" table:formula="of:=IF(ISBLANK([.O98]);IF(ISERROR([.B98]);&quot;Err:&quot;&amp;ORG.OPENOFFICE.ERRORTYPE([.B98])=[.M98];OR([.P98]=[.B98];AND(ISNUMBER([.P98]);ISNUMBER([.B98]);OR(AND([.P98]=0;ABS([.B98])&lt;1E-307);&quot;&quot;&amp;[.B98]=&quot;&quot;&amp;[.P98]))));[.O9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</text:p>
          </table:table-cell>
          <table:table-cell table:formula="of:=CONCATENATE(&quot;Str &quot;;[.D99])" office:value-type="string" office:string-value="Str 1200000000000">
            <text:p>Str 1200000000000</text:p>
          </table:table-cell>
          <table:table-cell table:style-name="ce8" office:value-type="float" office:value="12">
            <text:p>12</text:p>
          </table:table-cell>
          <table:table-cell table:style-name="ce8" table:formula="of:=1.2*10^[.C99]" office:value-type="float" office:value="1200000000000">
            <text:p>12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99]);[.A99];[.M99])" office:value-type="string" office:string-value="Str 1200000000000">
            <text:p>Str 1200000000000</text:p>
          </table:table-cell>
          <table:table-cell table:style-name="Default" table:formula="of:=IF(ISBLANK([.O99]);IF(ISERROR([.B99]);&quot;Err:&quot;&amp;ORG.OPENOFFICE.ERRORTYPE([.B99])=[.M99];OR([.P99]=[.B99];AND(ISNUMBER([.P99]);ISNUMBER([.B99]);OR(AND([.P99]=0;ABS([.B99])&lt;1E-307);&quot;&quot;&amp;[.B99]=&quot;&quot;&amp;[.P99]))));[.O99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</text:p>
          </table:table-cell>
          <table:table-cell table:formula="of:=CONCATENATE(&quot;Str &quot;;[.D100])" office:value-type="string" office:string-value="Str 12000000000000">
            <text:p>Str 12000000000000</text:p>
          </table:table-cell>
          <table:table-cell table:style-name="ce8" office:value-type="float" office:value="13">
            <text:p>13</text:p>
          </table:table-cell>
          <table:table-cell table:style-name="ce8" table:formula="of:=1.2*10^[.C100]" office:value-type="float" office:value="12000000000000">
            <text:p>12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100]);[.A100];[.M100])" office:value-type="string" office:string-value="Str 12000000000000">
            <text:p>Str 12000000000000</text:p>
          </table:table-cell>
          <table:table-cell table:style-name="Default" table:formula="of:=IF(ISBLANK([.O100]);IF(ISERROR([.B100]);&quot;Err:&quot;&amp;ORG.OPENOFFICE.ERRORTYPE([.B100])=[.M100];OR([.P100]=[.B100];AND(ISNUMBER([.P100]);ISNUMBER([.B100]);OR(AND([.P100]=0;ABS([.B100])&lt;1E-307);&quot;&quot;&amp;[.B100]=&quot;&quot;&amp;[.P100]))));[.O100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</text:p>
          </table:table-cell>
          <table:table-cell table:formula="of:=CONCATENATE(&quot;Str &quot;;[.D101])" office:value-type="string" office:string-value="Str 120000000000000">
            <text:p>Str 120000000000000</text:p>
          </table:table-cell>
          <table:table-cell table:style-name="ce8" office:value-type="float" office:value="14">
            <text:p>14</text:p>
          </table:table-cell>
          <table:table-cell table:style-name="ce8" table:formula="of:=1.2*10^[.C101]" office:value-type="float" office:value="120000000000000">
            <text:p>12000000000000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/>
          <table:table-cell office:value-type="string">
            <text:p>long</text:p>
          </table:table-cell>
          <table:table-cell/>
          <table:table-cell table:style-name="Default" table:formula="of:=IF(ISBLANK([.M101]);[.A101];[.M101])" office:value-type="string" office:string-value="Str 120000000000000">
            <text:p>Str 120000000000000</text:p>
          </table:table-cell>
          <table:table-cell table:style-name="Default" table:formula="of:=IF(ISBLANK([.O101]);IF(ISERROR([.B101]);&quot;Err:&quot;&amp;ORG.OPENOFFICE.ERRORTYPE([.B101])=[.M101];OR([.P101]=[.B101];AND(ISNUMBER([.P101]);ISNUMBER([.B101]);OR(AND([.P101]=0;ABS([.B101])&lt;1E-307);&quot;&quot;&amp;[.B101]=&quot;&quot;&amp;[.P101]))));[.O10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</text:p>
          </table:table-cell>
          <table:table-cell table:formula="of:=CONCATENATE(&quot;Str &quot;;[.D102])" office:value-type="string" office:string-value="Str 1.2E+015">
            <text:p>Str 1.2E+015</text:p>
          </table:table-cell>
          <table:table-cell table:style-name="ce8" office:value-type="float" office:value="15">
            <text:p>15</text:p>
          </table:table-cell>
          <table:table-cell table:style-name="ce8" table:formula="of:=1.2*10^[.C102]" office:value-type="float" office:value="1.2E+015">
            <text:p>1.20000E+015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5</text:p>
          </table:table-cell>
          <table:table-cell office:value-type="string">
            <text:p>long</text:p>
          </table:table-cell>
          <table:table-cell/>
          <table:table-cell table:style-name="Default" table:formula="of:=IF(ISBLANK([.M102]);[.A102];[.M102])" office:value-type="string" office:string-value="Str 1.2E+015">
            <text:p>Str 1.2E+015</text:p>
          </table:table-cell>
          <table:table-cell table:style-name="Default" table:formula="of:=IF(ISBLANK([.O102]);IF(ISERROR([.B102]);&quot;Err:&quot;&amp;ORG.OPENOFFICE.ERRORTYPE([.B102])=[.M102];OR([.P102]=[.B102];AND(ISNUMBER([.P102]);ISNUMBER([.B102]);OR(AND([.P102]=0;ABS([.B102])&lt;1E-307);&quot;&quot;&amp;[.B102]=&quot;&quot;&amp;[.P102]))));[.O10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</text:p>
          </table:table-cell>
          <table:table-cell table:formula="of:=CONCATENATE(&quot;Str &quot;;[.D103])" office:value-type="string" office:string-value="Str 1.2E+016">
            <text:p>Str 1.2E+016</text:p>
          </table:table-cell>
          <table:table-cell table:style-name="ce8" office:value-type="float" office:value="16">
            <text:p>16</text:p>
          </table:table-cell>
          <table:table-cell table:style-name="ce8" table:formula="of:=1.2*10^[.C103]" office:value-type="float" office:value="1.2E+016">
            <text:p>1.20000E+016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6</text:p>
          </table:table-cell>
          <table:table-cell office:value-type="string">
            <text:p>long</text:p>
          </table:table-cell>
          <table:table-cell/>
          <table:table-cell table:style-name="Default" table:formula="of:=IF(ISBLANK([.M103]);[.A103];[.M103])" office:value-type="string" office:string-value="Str 1.2E+016">
            <text:p>Str 1.2E+016</text:p>
          </table:table-cell>
          <table:table-cell table:style-name="Default" table:formula="of:=IF(ISBLANK([.O103]);IF(ISERROR([.B103]);&quot;Err:&quot;&amp;ORG.OPENOFFICE.ERRORTYPE([.B103])=[.M103];OR([.P103]=[.B103];AND(ISNUMBER([.P103]);ISNUMBER([.B103]);OR(AND([.P103]=0;ABS([.B103])&lt;1E-307);&quot;&quot;&amp;[.B103]=&quot;&quot;&amp;[.P103]))));[.O10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</text:p>
          </table:table-cell>
          <table:table-cell table:formula="of:=CONCATENATE(&quot;Str &quot;;[.D104])" office:value-type="string" office:string-value="Str 1.2E+017">
            <text:p>Str 1.2E+017</text:p>
          </table:table-cell>
          <table:table-cell table:style-name="ce8" office:value-type="float" office:value="17">
            <text:p>17</text:p>
          </table:table-cell>
          <table:table-cell table:style-name="ce8" table:formula="of:=1.2*10^[.C104]" office:value-type="float" office:value="1.2E+017">
            <text:p>1.20000E+017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7</text:p>
          </table:table-cell>
          <table:table-cell office:value-type="string">
            <text:p>long</text:p>
          </table:table-cell>
          <table:table-cell/>
          <table:table-cell table:style-name="Default" table:formula="of:=IF(ISBLANK([.M104]);[.A104];[.M104])" office:value-type="string" office:string-value="Str 1.2E+017">
            <text:p>Str 1.2E+017</text:p>
          </table:table-cell>
          <table:table-cell table:style-name="Default" table:formula="of:=IF(ISBLANK([.O104]);IF(ISERROR([.B104]);&quot;Err:&quot;&amp;ORG.OPENOFFICE.ERRORTYPE([.B104])=[.M104];OR([.P104]=[.B104];AND(ISNUMBER([.P104]);ISNUMBER([.B104]);OR(AND([.P104]=0;ABS([.B104])&lt;1E-307);&quot;&quot;&amp;[.B104]=&quot;&quot;&amp;[.P104]))));[.O10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</text:p>
          </table:table-cell>
          <table:table-cell table:formula="of:=CONCATENATE(&quot;Str &quot;;[.D105])" office:value-type="string" office:string-value="Str 1.2E+018">
            <text:p>Str 1.2E+018</text:p>
          </table:table-cell>
          <table:table-cell table:style-name="ce8" office:value-type="float" office:value="18">
            <text:p>18</text:p>
          </table:table-cell>
          <table:table-cell table:style-name="ce8" table:formula="of:=1.2*10^[.C105]" office:value-type="float" office:value="1.2E+018">
            <text:p>1.20000E+018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8</text:p>
          </table:table-cell>
          <table:table-cell office:value-type="string">
            <text:p>long</text:p>
          </table:table-cell>
          <table:table-cell/>
          <table:table-cell table:style-name="Default" table:formula="of:=IF(ISBLANK([.M105]);[.A105];[.M105])" office:value-type="string" office:string-value="Str 1.2E+018">
            <text:p>Str 1.2E+018</text:p>
          </table:table-cell>
          <table:table-cell table:style-name="Default" table:formula="of:=IF(ISBLANK([.O105]);IF(ISERROR([.B105]);&quot;Err:&quot;&amp;ORG.OPENOFFICE.ERRORTYPE([.B105])=[.M105];OR([.P105]=[.B105];AND(ISNUMBER([.P105]);ISNUMBER([.B105]);OR(AND([.P105]=0;ABS([.B105])&lt;1E-307);&quot;&quot;&amp;[.B105]=&quot;&quot;&amp;[.P105]))));[.O10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2000000000000000000</text:p>
          </table:table-cell>
          <table:table-cell table:formula="of:=CONCATENATE(&quot;Str &quot;;[.D106])" office:value-type="string" office:string-value="Str 1.2E+019">
            <text:p>Str 1.2E+019</text:p>
          </table:table-cell>
          <table:table-cell table:style-name="ce8" office:value-type="float" office:value="19">
            <text:p>19</text:p>
          </table:table-cell>
          <table:table-cell table:style-name="ce8" table:formula="of:=1.2*10^[.C106]" office:value-type="float" office:value="1.2E+019">
            <text:p>1.20000E+019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19</text:p>
          </table:table-cell>
          <table:table-cell office:value-type="string">
            <text:p>long</text:p>
          </table:table-cell>
          <table:table-cell/>
          <table:table-cell table:style-name="Default" table:formula="of:=IF(ISBLANK([.M106]);[.A106];[.M106])" office:value-type="string" office:string-value="Str 1.2E+019">
            <text:p>Str 1.2E+019</text:p>
          </table:table-cell>
          <table:table-cell table:style-name="Default" table:formula="of:=IF(ISBLANK([.O106]);IF(ISERROR([.B106]);&quot;Err:&quot;&amp;ORG.OPENOFFICE.ERRORTYPE([.B106])=[.M106];OR([.P106]=[.B106];AND(ISNUMBER([.P106]);ISNUMBER([.B106]);OR(AND([.P106]=0;ABS([.B106])&lt;1E-307);&quot;&quot;&amp;[.B106]=&quot;&quot;&amp;[.P106]))));[.O10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0</text:p>
          </table:table-cell>
          <table:table-cell table:formula="of:=CONCATENATE(&quot;Str &quot;;[.D107])" office:value-type="string" office:string-value="Str 1.2E+020">
            <text:p>Str 1.2E+020</text:p>
          </table:table-cell>
          <table:table-cell table:style-name="ce8" office:value-type="float" office:value="20">
            <text:p>20</text:p>
          </table:table-cell>
          <table:table-cell table:style-name="ce8" table:formula="of:=1.2*10^[.C107]" office:value-type="float" office:value="1.2E+020">
            <text:p>1.20000E+020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0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107]);[.A107];[.M107])" office:value-type="string" office:string-value="Str 1.2E+020">
            <text:p>Str 1.2E+020</text:p>
          </table:table-cell>
          <table:table-cell table:style-name="Default" table:formula="of:=IF(ISBLANK([.O107]);IF(ISERROR([.B107]);&quot;Err:&quot;&amp;ORG.OPENOFFICE.ERRORTYPE([.B107])=[.M107];OR([.P107]=[.B107];AND(ISNUMBER([.P107]);ISNUMBER([.B107]);OR(AND([.P107]=0;ABS([.B107])&lt;1E-307);&quot;&quot;&amp;[.B107]=&quot;&quot;&amp;[.P107]))));[.O10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Str 1.2E+21</text:p>
          </table:table-cell>
          <table:table-cell table:formula="of:=CONCATENATE(&quot;Str &quot;;[.D108])" office:value-type="string" office:string-value="Str 1.2E+021">
            <text:p>Str 1.2E+021</text:p>
          </table:table-cell>
          <table:table-cell table:style-name="ce8" office:value-type="float" office:value="21">
            <text:p>21</text:p>
          </table:table-cell>
          <table:table-cell table:style-name="ce8" table:formula="of:=1.2*10^[.C108]" office:value-type="float" office:value="1.2E+021">
            <text:p>1.20000E+021</text:p>
          </table:table-cell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14" office:value-type="string">
            <text:p>Str 1.2E+021</text:p>
          </table:table-cell>
          <table:table-cell office:value-type="string">
            <text:p>long jre14</text:p>
          </table:table-cell>
          <table:table-cell/>
          <table:table-cell table:style-name="Default" table:formula="of:=IF(ISBLANK([.M108]);[.A108];[.M108])" office:value-type="string" office:string-value="Str 1.2E+021">
            <text:p>Str 1.2E+021</text:p>
          </table:table-cell>
          <table:table-cell table:style-name="Default" table:formula="of:=IF(ISBLANK([.O108]);IF(ISERROR([.B108]);&quot;Err:&quot;&amp;ORG.OPENOFFICE.ERRORTYPE([.B108])=[.M108];OR([.P108]=[.B108];AND(ISNUMBER([.P108]);ISNUMBER([.B108]);OR(AND([.P108]=0;ABS([.B108])&lt;1E-307);&quot;&quot;&amp;[.B108]=&quot;&quot;&amp;[.P108]))));[.O108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892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14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True</number:text>
    </number:number-style>
    <number:number-style style:name="N148P1" style:volatile="true">
      <number:text>True</number:text>
    </number:number-style>
    <number:number-style style:name="N148">
      <number:text>False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On</number:text>
    </number:number-style>
    <number:number-style style:name="N150P1" style:volatile="true">
      <number:text>On</number:text>
    </number:number-style>
    <number:number-style style:name="N150">
      <number:text>Off</number:text>
      <style:map style:condition="value()&gt;0" style:apply-style-name="N150P0"/>
      <style:map style:condition="value()&lt;0" style:apply-style-name="N150P1"/>
    </number:number-style>
    <number:currency-style style:name="N15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30">04/30/2009</text:date>, <text:time>13:2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2:05:38</meta:creation-date>
    <dc:date>2008-05-01T17:14:28</dc:date>
    <meta:editing-cycles>4</meta:editing-cycles>
    <meta:editing-duration>PT32M18S</meta:editing-duration>
    <meta:document-statistic meta:table-count="1" meta:cell-count="977" meta:object-count="0"/>
    <meta:user-defined meta:name="Info 1"/>
    <meta:user-defined meta:name="Info 2"/>
    <meta:user-defined meta:name="Info 3"/>
    <meta:user-defined meta:name="Info 4"/>
  </office:meta>
</office:document-meta>
</file>